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8626in"/>
    </style:style>
    <style:style style:name="co2" style:family="table-column">
      <style:table-column-properties fo:break-before="auto" style:column-width="0.5484in"/>
    </style:style>
    <style:style style:name="co3" style:family="table-column">
      <style:table-column-properties fo:break-before="auto" style:column-width="0.5409in"/>
    </style:style>
    <style:style style:name="co4" style:family="table-column">
      <style:table-column-properties fo:break-before="auto" style:column-width="0.5102in"/>
    </style:style>
    <style:style style:name="co5" style:family="table-column">
      <style:table-column-properties fo:break-before="auto" style:column-width="0.7575in"/>
    </style:style>
    <style:style style:name="co6" style:family="table-column">
      <style:table-column-properties fo:break-before="auto" style:column-width="1.3055in"/>
    </style:style>
    <style:style style:name="co7" style:family="table-column">
      <style:table-column-properties fo:break-before="auto" style:column-width="0.5953in"/>
    </style:style>
    <style:style style:name="co8" style:family="table-column">
      <style:table-column-properties fo:break-before="auto" style:column-width="0.71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dgesubsume-Ch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@@ Method</text:p>
          </table:table-cell>
          <table:table-cell office:value-type="string" calcext:value-type="string">
            <text:p><text:s/>Nodes</text:p>
          </table:table-cell>
          <table:table-cell office:value-type="string" calcext:value-type="string">
            <text:p><text:s/>Edges</text:p>
          </table:table-cell>
          <table:table-cell office:value-type="string" calcext:value-type="string">
            <text:p><text:s/>DUAs</text:p>
          </table:table-cell>
          <table:table-cell office:value-type="string" calcext:value-type="string">
            <text:p><text:s/>SubDUAs</text:p>
          </table:table-cell>
          <table:table-cell office:value-type="string" calcext:value-type="string">
            <text:p><text:s/>Perc</text:p>
          </table:table-cell>
          <table:table-cell office:value-type="string" calcext:value-type="string">
            <text:p><text:s/>Time_s</text:p>
          </table:table-cell>
          <table:table-cell office:value-type="string" calcext:value-type="string">
            <text:p><text:s/>Time_ms</text:p>
          </table:table-cell>
        </table:table-row>
        <table:table-row table:style-name="ro1">
          <table:table-cell office:value-type="string" calcext:value-type="string">
            <text:p>@@ org.jfree.chart.renderer.xy.XYDifferenceRenderer.drawItemPass0</text:p>
          </table:table-cell>
          <table:table-cell office:value-type="float" office:value="113" calcext:value-type="float">
            <text:p>113</text:p>
          </table:table-cell>
          <table:table-cell office:value-type="float" office:value="173" calcext:value-type="float">
            <text:p>173</text:p>
          </table:table-cell>
          <table:table-cell office:value-type="float" office:value="738" calcext:value-type="float">
            <text:p>738</text:p>
          </table:table-cell>
          <table:table-cell office:value-type="float" office:value="156" calcext:value-type="float">
            <text:p>156</text:p>
          </table:table-cell>
          <table:table-cell office:value-type="float" office:value="21.1382113821138" calcext:value-type="float">
            <text:p>21.13821138211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jfree.chart.renderer.xy.CyclicXYItemRenderer.drawItem</text:p>
          </table:table-cell>
          <table:table-cell office:value-type="float" office:value="108" calcext:value-type="float">
            <text:p>108</text:p>
          </table:table-cell>
          <table:table-cell office:value-type="float" office:value="166" calcext:value-type="float">
            <text:p>166</text:p>
          </table:table-cell>
          <table:table-cell office:value-type="float" office:value="579" calcext:value-type="float">
            <text:p>579</text:p>
          </table:table-cell>
          <table:table-cell office:value-type="float" office:value="143" calcext:value-type="float">
            <text:p>143</text:p>
          </table:table-cell>
          <table:table-cell office:value-type="float" office:value="24.6977547495682" calcext:value-type="float">
            <text:p>24.69775474956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XYPlot.draw</text:p>
          </table:table-cell>
          <table:table-cell office:value-type="float" office:value="120" calcext:value-type="float">
            <text:p>120</text:p>
          </table:table-cell>
          <table:table-cell office:value-type="float" office:value="174" calcext:value-type="float">
            <text:p>174</text:p>
          </table:table-cell>
          <table:table-cell office:value-type="float" office:value="498" calcext:value-type="float">
            <text:p>498</text:p>
          </table:table-cell>
          <table:table-cell office:value-type="float" office:value="275" calcext:value-type="float">
            <text:p>275</text:p>
          </table:table-cell>
          <table:table-cell office:value-type="float" office:value="55.2208835341366" calcext:value-type="float">
            <text:p>55.22088353413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jfree.chart.plot.XYPlot.equals</text:p>
          </table:table-cell>
          <table:table-cell office:value-type="float" office:value="115" calcext:value-type="float">
            <text:p>115</text:p>
          </table:table-cell>
          <table:table-cell office:value-type="float" office:value="170" calcext:value-type="float">
            <text:p>170</text:p>
          </table:table-cell>
          <table:table-cell office:value-type="float" office:value="443" calcext:value-type="float">
            <text:p>443</text:p>
          </table:table-cell>
          <table:table-cell office:value-type="float" office:value="436" calcext:value-type="float">
            <text:p>436</text:p>
          </table:table-cell>
          <table:table-cell office:value-type="float" office:value="98.4198645598194" calcext:value-type="float">
            <text:p>98.41986455981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jfree.chart.plot.CategoryPlot.draw</text:p>
          </table:table-cell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float" office:value="443" calcext:value-type="float">
            <text:p>443</text:p>
          </table:table-cell>
          <table:table-cell office:value-type="float" office:value="224" calcext:value-type="float">
            <text:p>224</text:p>
          </table:table-cell>
          <table:table-cell office:value-type="float" office:value="50.5643340857788" calcext:value-type="float">
            <text:p>50.56433408577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equals</text:p>
          </table:table-cell>
          <table:table-cell office:value-type="float" office:value="102" calcext:value-type="float">
            <text:p>10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jfree.chart.plot.PiePlot.equals</text:p>
          </table:table-cell>
          <table:table-cell office:value-type="float" office:value="100" calcext:value-type="float">
            <text:p>10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jfree.chart.renderer.category.StatisticalLineAndShapeRenderer.drawItem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325" calcext:value-type="float">
            <text:p>325</text:p>
          </table:table-cell>
          <table:table-cell office:value-type="float" office:value="283" calcext:value-type="float">
            <text:p>283</text:p>
          </table:table-cell>
          <table:table-cell office:value-type="float" office:value="87.0769230769231" calcext:value-type="float">
            <text:p>87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StackedXYAreaRenderer2.drawItem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321" calcext:value-type="float">
            <text:p>321</text:p>
          </table:table-cell>
          <table:table-cell office:value-type="float" office:value="207" calcext:value-type="float">
            <text:p>207</text:p>
          </table:table-cell>
          <table:table-cell office:value-type="float" office:value="64.4859813084112" calcext:value-type="float">
            <text:p>64.4859813084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equals</text:p>
          </table:table-cell>
          <table:table-cell office:value-type="float" office:value="82" calcext:value-type="float">
            <text:p>82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StandardXYItemRenderer.drawItem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308" calcext:value-type="float">
            <text:p>308</text:p>
          </table:table-cell>
          <table:table-cell office:value-type="float" office:value="242" calcext:value-type="float">
            <text:p>242</text:p>
          </table:table-cell>
          <table:table-cell office:value-type="float" office:value="78.5714285714286" calcext:value-type="float">
            <text:p>7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CyclicNumberAxis.refreshVerticalTicks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293" calcext:value-type="float">
            <text:p>293</text:p>
          </table:table-cell>
          <table:table-cell office:value-type="float" office:value="116" calcext:value-type="float">
            <text:p>116</text:p>
          </table:table-cell>
          <table:table-cell office:value-type="float" office:value="39.5904436860068" calcext:value-type="float">
            <text:p>39.5904436860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CandlestickRenderer.drawItem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263" calcext:value-type="float">
            <text:p>263</text:p>
          </table:table-cell>
          <table:table-cell office:value-type="float" office:value="188" calcext:value-type="float">
            <text:p>188</text:p>
          </table:table-cell>
          <table:table-cell office:value-type="float" office:value="71.4828897338403" calcext:value-type="float">
            <text:p>71.48288973384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LineAndShapeRenderer.drawItem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257" calcext:value-type="float">
            <text:p>257</text:p>
          </table:table-cell>
          <table:table-cell office:value-type="float" office:value="228" calcext:value-type="float">
            <text:p>228</text:p>
          </table:table-cell>
          <table:table-cell office:value-type="float" office:value="88.715953307393" calcext:value-type="float">
            <text:p>88.7159533073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AbstractRenderer.calculateLabelAnchorPoint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231" calcext:value-type="float">
            <text:p>231</text:p>
          </table:table-cell>
          <table:table-cell office:value-type="float" office:value="90.234375" calcext:value-type="float">
            <text:p>90.234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PiePlot3D.drawSide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equals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jfree.chart.renderer.xy.StackedXYBarRenderer.drawItem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office:value-type="float" office:value="255" calcext:value-type="float">
            <text:p>255</text:p>
          </table:table-cell>
          <table:table-cell office:value-type="float" office:value="160" calcext:value-type="float">
            <text:p>160</text:p>
          </table:table-cell>
          <table:table-cell office:value-type="float" office:value="62.7450980392157" calcext:value-type="float">
            <text:p>62.7450980392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AreaRenderer.drawItem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252" calcext:value-type="float">
            <text:p>252</text:p>
          </table:table-cell>
          <table:table-cell office:value-type="float" office:value="218" calcext:value-type="float">
            <text:p>218</text:p>
          </table:table-cell>
          <table:table-cell office:value-type="float" office:value="86.5079365079365" calcext:value-type="float">
            <text:p>86.50793650793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BoxAndWhiskerRenderer.drawVerticalItem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243" calcext:value-type="float">
            <text:p>243</text:p>
          </table:table-cell>
          <table:table-cell office:value-type="float" office:value="181" calcext:value-type="float">
            <text:p>181</text:p>
          </table:table-cell>
          <table:table-cell office:value-type="float" office:value="74.4855967078189" calcext:value-type="float">
            <text:p>74.4855967078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StepAreaRenderer.drawItem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73.5537190082645" calcext:value-type="float">
            <text:p>73.55371900826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CyclicNumberAxis.refreshTicksHorizontal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hapeUtilities.clipLine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239" calcext:value-type="float">
            <text:p>239</text:p>
          </table:table-cell>
          <table:table-cell office:value-type="float" office:value="53" calcext:value-type="float">
            <text:p>53</text:p>
          </table:table-cell>
          <table:table-cell office:value-type="float" office:value="22.1757322175732" calcext:value-type="float">
            <text:p>22.17573221757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LineUtilities.clipLine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239" calcext:value-type="float">
            <text:p>239</text:p>
          </table:table-cell>
          <table:table-cell office:value-type="float" office:value="53" calcext:value-type="float">
            <text:p>53</text:p>
          </table:table-cell>
          <table:table-cell office:value-type="float" office:value="22.1757322175732" calcext:value-type="float">
            <text:p>22.17573221757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rithmicAxis.refreshTicksHorizontal</text:p>
          </table:table-cell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office:value-type="float" office:value="233" calcext:value-type="float">
            <text:p>233</text:p>
          </table:table-cell>
          <table:table-cell office:value-type="float" office:value="78" calcext:value-type="float">
            <text:p>78</text:p>
          </table:table-cell>
          <table:table-cell office:value-type="float" office:value="33.4763948497854" calcext:value-type="float">
            <text:p>33.47639484978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PiePlot3D.draw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97" calcext:value-type="float">
            <text:p>197</text:p>
          </table:table-cell>
          <table:table-cell office:value-type="float" office:value="86.0262008733625" calcext:value-type="float">
            <text:p>86.0262008733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LogarithmicAxis.refreshTicksVertical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225" calcext:value-type="float">
            <text:p>225</text:p>
          </table:table-cell>
          <table:table-cell office:value-type="float" office:value="83" calcext:value-type="float">
            <text:p>83</text:p>
          </table:table-cell>
          <table:table-cell office:value-type="float" office:value="36.8888888888889" calcext:value-type="float">
            <text:p>36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general.DatasetUtilities.iterateToFindRangeBounds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 office:value-type="float" office:value="225" calcext:value-type="float">
            <text:p>225</text:p>
          </table:table-cell>
          <table:table-cell office:value-type="float" office:value="144" calcext:value-type="float">
            <text:p>14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BoxAndWhiskerRenderer.drawVerticalItem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223" calcext:value-type="float">
            <text:p>223</text:p>
          </table:table-cell>
          <table:table-cell office:value-type="float" office:value="192" calcext:value-type="float">
            <text:p>192</text:p>
          </table:table-cell>
          <table:table-cell office:value-type="float" office:value="86.0986547085202" calcext:value-type="float">
            <text:p>86.0986547085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StackedBarRenderer.drawItem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212" calcext:value-type="float">
            <text:p>212</text:p>
          </table:table-cell>
          <table:table-cell office:value-type="float" office:value="147" calcext:value-type="float">
            <text:p>147</text:p>
          </table:table-cell>
          <table:table-cell office:value-type="float" office:value="69.3396226415094" calcext:value-type="float">
            <text:p>69.3396226415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SpiderWebPlot.equals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StackedXYAreaRenderer.drawItem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PeriodAxis.drawTickLabels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207" calcext:value-type="float">
            <text:p>207</text:p>
          </table:table-cell>
          <table:table-cell office:value-type="float" office:value="154" calcext:value-type="float">
            <text:p>154</text:p>
          </table:table-cell>
          <table:table-cell office:value-type="float" office:value="74.3961352657005" calcext:value-type="float">
            <text:p>74.3961352657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GanttRenderer.drawTasks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205" calcext:value-type="float">
            <text:p>205</text:p>
          </table:table-cell>
          <table:table-cell office:value-type="float" office:value="146" calcext:value-type="float">
            <text:p>146</text:p>
          </table:table-cell>
          <table:table-cell office:value-type="float" office:value="71.219512195122" calcext:value-type="float">
            <text:p>71.219512195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NumberAxis.autoAdjustRange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34.3137254901961" calcext:value-type="float">
            <text:p>34.3137254901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previousStandardDate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203" calcext:value-type="float">
            <text:p>203</text:p>
          </table:table-cell>
          <table:table-cell office:value-type="float" office:value="175" calcext:value-type="float">
            <text:p>175</text:p>
          </table:table-cell>
          <table:table-cell office:value-type="float" office:value="86.2068965517241" calcext:value-type="float">
            <text:p>86.2068965517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GanttRenderer.drawTask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199" calcext:value-type="float">
            <text:p>199</text:p>
          </table:table-cell>
          <table:table-cell office:value-type="float" office:value="146" calcext:value-type="float">
            <text:p>146</text:p>
          </table:table-cell>
          <table:table-cell office:value-type="float" office:value="73.3668341708543" calcext:value-type="float">
            <text:p>73.36683417085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Axis.equals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jdbc.JDBCXYDataset.executeQuery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office:value-type="float" office:value="64.2857142857143" calcext:value-type="float">
            <text:p>64.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ThermometerPlot.equals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96.3730569948187" calcext:value-type="float">
            <text:p>96.3730569948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ThermometerPlot.draw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  <table:table-cell office:value-type="float" office:value="95.7894736842105" calcext:value-type="float">
            <text:p>95.7894736842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XYPlot.render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55.2631578947369" calcext:value-type="float">
            <text:p>55.26315789473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StatisticalBarRenderer.drawHorizontalItem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185" calcext:value-type="float">
            <text:p>185</text:p>
          </table:table-cell>
          <table:table-cell office:value-type="float" office:value="166" calcext:value-type="float">
            <text:p>166</text:p>
          </table:table-cell>
          <table:table-cell office:value-type="float" office:value="89.7297297297297" calcext:value-type="float">
            <text:p>89.72972972972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StatisticalBarRenderer.drawVerticalItem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185" calcext:value-type="float">
            <text:p>185</text:p>
          </table:table-cell>
          <table:table-cell office:value-type="float" office:value="166" calcext:value-type="float">
            <text:p>166</text:p>
          </table:table-cell>
          <table:table-cell office:value-type="float" office:value="89.7297297297297" calcext:value-type="float">
            <text:p>89.72972972972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HighLowRenderer.drawItem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178" calcext:value-type="float">
            <text:p>178</text:p>
          </table:table-cell>
          <table:table-cell office:value-type="float" office:value="161" calcext:value-type="float">
            <text:p>161</text:p>
          </table:table-cell>
          <table:table-cell office:value-type="float" office:value="90.4494382022472" calcext:value-type="float">
            <text:p>90.44943820224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StackedAreaRenderer.drawItem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77" calcext:value-type="float">
            <text:p>177</text:p>
          </table:table-cell>
          <table:table-cell office:value-type="float" office:value="137" calcext:value-type="float">
            <text:p>137</text:p>
          </table:table-cell>
          <table:table-cell office:value-type="float" office:value="77.4011299435028" calcext:value-type="float">
            <text:p>77.4011299435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PaintScaleLegend.draw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177" calcext:value-type="float">
            <text:p>177</text:p>
          </table:table-cell>
          <table:table-cell office:value-type="float" office:value="161" calcext:value-type="float">
            <text:p>161</text:p>
          </table:table-cell>
          <table:table-cell office:value-type="float" office:value="90.9604519774011" calcext:value-type="float">
            <text:p>90.9604519774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BarRenderer.calculateLabelAnchorPoint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176" calcext:value-type="float">
            <text:p>176</text:p>
          </table:table-cell>
          <table:table-cell office:value-type="float" office:value="151" calcext:value-type="float">
            <text:p>151</text:p>
          </table:table-cell>
          <table:table-cell office:value-type="float" office:value="85.7954545454546" calcext:value-type="float">
            <text:p>85.7954545454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BarRenderer.calculateLabelAnchorPoint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176" calcext:value-type="float">
            <text:p>176</text:p>
          </table:table-cell>
          <table:table-cell office:value-type="float" office:value="151" calcext:value-type="float">
            <text:p>151</text:p>
          </table:table-cell>
          <table:table-cell office:value-type="float" office:value="85.7954545454546" calcext:value-type="float">
            <text:p>85.7954545454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statistics.Regression.getPolynomialRegression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176" calcext:value-type="float">
            <text:p>176</text:p>
          </table:table-cell>
          <table:table-cell office:value-type="float" office:value="89" calcext:value-type="float">
            <text:p>89</text:p>
          </table:table-cell>
          <table:table-cell office:value-type="float" office:value="50.5681818181818" calcext:value-type="float">
            <text:p>50.5681818181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iterateToFindRangeBounds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174" calcext:value-type="float">
            <text:p>174</text:p>
          </table:table-cell>
          <table:table-cell office:value-type="float" office:value="120" calcext:value-type="float">
            <text:p>120</text:p>
          </table:table-cell>
          <table:table-cell office:value-type="float" office:value="68.9655172413793" calcext:value-type="float">
            <text:p>68.96551724137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ClusteredXYBarRenderer.drawItem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71.6763005780347" calcext:value-type="float">
            <text:p>71.67630057803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WaterfallBarRenderer.drawItem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76.4705882352941" calcext:value-type="float">
            <text:p>76.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render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106" calcext:value-type="float">
            <text:p>106</text:p>
          </table:table-cell>
          <table:table-cell office:value-type="float" office:value="62.3529411764706" calcext:value-type="float">
            <text:p>62.3529411764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paintComponent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70.6586826347305" calcext:value-type="float">
            <text:p>70.65868263473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jfree.chart.axis.LogarithmicAxis.autoAdjustRange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66" calcext:value-type="float">
            <text:p>166</text:p>
          </table:table-cell>
          <table:table-cell office:value-type="float" office:value="81" calcext:value-type="float">
            <text:p>81</text:p>
          </table:table-cell>
          <table:table-cell office:value-type="float" office:value="48.7951807228916" calcext:value-type="float">
            <text:p>48.79518072289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XYPlot.drawQuadrants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85.4545454545455" calcext:value-type="float">
            <text:p>85.45454545454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statistics.DefaultStatisticalCategoryDataset.add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164" calcext:value-type="float">
            <text:p>164</text:p>
          </table:table-cell>
          <table:table-cell office:value-type="float" office:value="104" calcext:value-type="float">
            <text:p>104</text:p>
          </table:table-cell>
          <table:table-cell office:value-type="float" office:value="63.4146341463415" calcext:value-type="float">
            <text:p>63.4146341463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drawRangeMarker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63" calcext:value-type="float">
            <text:p>163</text:p>
          </table:table-cell>
          <table:table-cell office:value-type="float" office:value="148" calcext:value-type="float">
            <text:p>148</text:p>
          </table:table-cell>
          <table:table-cell office:value-type="float" office:value="90.7975460122699" calcext:value-type="float">
            <text:p>90.7975460122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DifferenceRenderer.drawItemPass1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163" calcext:value-type="float">
            <text:p>163</text:p>
          </table:table-cell>
          <table:table-cell office:value-type="float" office:value="124" calcext:value-type="float">
            <text:p>124</text:p>
          </table:table-cell>
          <table:table-cell office:value-type="float" office:value="76.0736196319018" calcext:value-type="float">
            <text:p>76.0736196319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AbstractXYItemRenderer.drawDomainMarker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office:value-type="float" office:value="90.625" calcext:value-type="float">
            <text:p>90.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AbstractXYItemRenderer.drawRangeMarker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office:value-type="float" office:value="90.625" calcext:value-type="float">
            <text:p>90.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LegendItem.equals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jfree.chart.renderer.category.AreaRenderer.drawItem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office:value-type="float" office:value="89.171974522293" calcext:value-type="float">
            <text:p>89.1719745222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arRenderer.drawItem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80.8917197452229" calcext:value-type="float">
            <text:p>80.8917197452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ultiplePiePlot.draw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office:value-type="float" office:value="102" calcext:value-type="float">
            <text:p>102</text:p>
          </table:table-cell>
          <table:table-cell office:value-type="float" office:value="64.968152866242" calcext:value-type="float">
            <text:p>64.968152866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ubCategoryAxis.drawSubCategoryLabels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57" calcext:value-type="float">
            <text:p>157</text:p>
          </table:table-cell>
          <table:table-cell office:value-type="float" office:value="95" calcext:value-type="float">
            <text:p>95</text:p>
          </table:table-cell>
          <table:table-cell office:value-type="float" office:value="60.5095541401274" calcext:value-type="float">
            <text:p>60.5095541401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statistics.DefaultStatisticalCategoryDataset.updateBounds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7" calcext:value-type="float">
            <text:p>157</text:p>
          </table:table-cell>
          <table:table-cell office:value-type="float" office:value="66" calcext:value-type="float">
            <text:p>66</text:p>
          </table:table-cell>
          <table:table-cell office:value-type="float" office:value="42.0382165605096" calcext:value-type="float">
            <text:p>42.0382165605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LineAndShapeRenderer.drawShape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79.4871794871795" calcext:value-type="float">
            <text:p>79.48717948717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general.DatasetUtilities.iterateRangeBounds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156" calcext:value-type="float">
            <text:p>156</text:p>
          </table:table-cell>
          <table:table-cell office:value-type="float" office:value="68" calcext:value-type="float">
            <text:p>68</text:p>
          </table:table-cell>
          <table:table-cell office:value-type="float" office:value="43.5897435897436" calcext:value-type="float">
            <text:p>43.5897435897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LayeredBarRenderer.drawVerticalItem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office:value-type="float" office:value="90.3225806451613" calcext:value-type="float">
            <text:p>90.32258064516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IntervalBarRenderer.drawInterval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51" calcext:value-type="float">
            <text:p>151</text:p>
          </table:table-cell>
          <table:table-cell office:value-type="float" office:value="129" calcext:value-type="float">
            <text:p>129</text:p>
          </table:table-cell>
          <table:table-cell office:value-type="float" office:value="85.4304635761589" calcext:value-type="float">
            <text:p>85.43046357615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labels.ItemLabelAnchor.readResolve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151" calcext:value-type="float">
            <text:p>151</text:p>
          </table:table-cell>
          <table:table-cell office:value-type="float" office:value="126" calcext:value-type="float">
            <text:p>126</text:p>
          </table:table-cell>
          <table:table-cell office:value-type="float" office:value="83.4437086092715" calcext:value-type="float">
            <text:p>83.44370860927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GroupedStackedBarRenderer.drawItem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Plot.equals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i.LCBLayout.layoutContainer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55.8620689655172" calcext:value-type="float">
            <text:p>55.8620689655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StandardDialScale.equals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BarRenderer.createBar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65.9574468085106" calcext:value-type="float">
            <text:p>65.9574468085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BubbleRenderer.drawItem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80.8510638297872" calcext:value-type="float">
            <text:p>80.85106382978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Utilities.deriveRotationAnchorOffsets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93.6170212765957" calcext:value-type="float">
            <text:p>93.6170212765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LayeredBarRenderer.drawHorizontalItem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BoxAndWhiskerRenderer.drawHorizontalItem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  <table:table-cell office:value-type="float" office:value="92" calcext:value-type="float">
            <text:p>92</text:p>
          </table:table-cell>
          <table:table-cell office:value-type="float" office:value="66.1870503597122" calcext:value-type="float">
            <text:p>66.1870503597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PeriodAxis.drawTickMarksHorizontal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92" calcext:value-type="float">
            <text:p>92</text:p>
          </table:table-cell>
          <table:table-cell office:value-type="float" office:value="66.1870503597122" calcext:value-type="float">
            <text:p>66.1870503597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StepRenderer.drawItem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97.0588235294118" calcext:value-type="float">
            <text:p>97.0588235294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ErrorRenderer.drawItem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91.1764705882353" calcext:value-type="float">
            <text:p>91.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SplineRenderer.drawPrimaryLineAsPath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83.4586466165414" calcext:value-type="float">
            <text:p>83.4586466165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RendererUtilities.findLiveItemsUpperBound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MinMaxCategoryRenderer.drawItem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95.4545454545455" calcext:value-type="float">
            <text:p>95.4545454545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refreshTicksHorizontal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office:value-type="float" office:value="69.4656488549618" calcext:value-type="float">
            <text:p>69.4656488549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refreshTicksVertical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office:value-type="float" office:value="69.4656488549618" calcext:value-type="float">
            <text:p>69.4656488549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RendererUtilities.findLiveItemsLowerBound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office:value-type="float" office:value="70.7692307692308" calcext:value-type="float">
            <text:p>7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CategoryPlot.calculateAxisSpace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office:value-type="float" office:value="70.7692307692308" calcext:value-type="float">
            <text:p>7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xis.drawCategoryLabels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  <table:table-cell office:value-type="float" office:value="104" calcext:value-type="float">
            <text:p>104</text:p>
          </table:table-cell>
          <table:table-cell office:value-type="float" office:value="80.6201550387597" calcext:value-type="float">
            <text:p>80.62015503875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general.DatasetUtilities.iterateRangeBounds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29" calcext:value-type="float">
            <text:p>129</text:p>
          </table:table-cell>
          <table:table-cell office:value-type="float" office:value="55" calcext:value-type="float">
            <text:p>55</text:p>
          </table:table-cell>
          <table:table-cell office:value-type="float" office:value="42.6356589147287" calcext:value-type="float">
            <text:p>42.6356589147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clone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rosshair.equals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equals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DefaultShadowGenerator.applyShadow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office:value-type="float" office:value="59.0551181102362" calcext:value-type="float">
            <text:p>59.0551181102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Axis.drawAxisLine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127" calcext:value-type="float">
            <text:p>127</text:p>
          </table:table-cell>
          <table:table-cell office:value-type="float" office:value="99" calcext:value-type="float">
            <text:p>99</text:p>
          </table:table-cell>
          <table:table-cell office:value-type="float" office:value="77.9527559055118" calcext:value-type="float">
            <text:p>77.9527559055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Axis.drawTickMarksAndLabels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96.8503937007874" calcext:value-type="float">
            <text:p>96.85039370078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general.DatasetUtilities.iterateDomainBounds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27" calcext:value-type="float">
            <text:p>127</text:p>
          </table:table-cell>
          <table:table-cell office:value-type="float" office:value="47" calcext:value-type="float">
            <text:p>47</text:p>
          </table:table-cell>
          <table:table-cell office:value-type="float" office:value="37.007874015748" calcext:value-type="float">
            <text:p>37.0078740157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experimental.chart.renderer.xy.XYSmoothLineAndShapeRenderer.drawPrimaryLine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92.8571428571429" calcext:value-type="float">
            <text:p>9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jfree.chart.renderer.xy.DeviationRenderer.drawItem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92.8571428571429" calcext:value-type="float">
            <text:p>9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XYPlot.clone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ValueAxis.equals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StackedBarRenderer3D.drawStackHorizontal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 office:value-type="float" office:value="88" calcext:value-type="float">
            <text:p>88</text:p>
          </table:table-cell>
          <table:table-cell office:value-type="float" office:value="70.9677419354839" calcext:value-type="float">
            <text:p>70.96774193548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StackedBarRenderer3D.drawStackVertical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 office:value-type="float" office:value="88" calcext:value-type="float">
            <text:p>88</text:p>
          </table:table-cell>
          <table:table-cell office:value-type="float" office:value="70.9677419354839" calcext:value-type="float">
            <text:p>70.96774193548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text.TextUtilities.deriveTextBoundsAnchorOffsets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92.741935483871" calcext:value-type="float">
            <text:p>92.741935483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getDataRange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56.9105691056911" calcext:value-type="float">
            <text:p>56.91056910569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arRenderer3D.drawItem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90.1639344262295" calcext:value-type="float">
            <text:p>90.16393442622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BarRenderer.drawItem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77.0491803278689" calcext:value-type="float">
            <text:p>77.04918032786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dial.DialValueIndicator.equals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ScatterRenderer.drawItem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ombinedRangeCategoryPlot.calculateAxisSpace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.8333333333333" calcext:value-type="float">
            <text:p>70.8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XYPlot.calculateAxisSpace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.8333333333333" calcext:value-type="float">
            <text:p>70.8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XYPlot.calculateAxisSpace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.8333333333333" calcext:value-type="float">
            <text:p>70.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text.TextUtilities.deriveTextBoundsAnchorOffsets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93.3333333333333" calcext:value-type="float">
            <text:p>9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BoxAndWhiskerRenderer.drawHorizontalItem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89.9159663865546" calcext:value-type="float">
            <text:p>89.9159663865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LineRenderer3D.drawItem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97.4789915966386" calcext:value-type="float">
            <text:p>97.47899159663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WaferMapPlot.drawChipGrid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42" calcext:value-type="float">
            <text:p>42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clone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office:value-type="float" office:value="78.1512605042017" calcext:value-type="float">
            <text:p>78.1512605042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PlotEditor.&lt;init&gt;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  <table:table-cell office:value-type="float" office:value="73.728813559322" calcext:value-type="float">
            <text:p>73.728813559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LegendGraphic.equals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nnotations.XYTitleAnnotation.draw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office:value-type="float" office:value="86.3247863247863" calcext:value-type="float">
            <text:p>86.3247863247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block.RectangleConstraint.calculateConstrainedSize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ShapeRenderer.drawItem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office:value-type="float" office:value="96" calcext:value-type="float">
            <text:p>96</text:p>
          </table:table-cell>
          <table:table-cell office:value-type="float" office:value="82.7586206896552" calcext:value-type="float">
            <text:p>82.75862068965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NumberAxis.refreshTicksVertical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office:value-type="float" office:value="64.6551724137931" calcext:value-type="float">
            <text:p>64.6551724137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drawAxes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84.3478260869565" calcext:value-type="float">
            <text:p>84.34782608695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BarRenderer.equals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BarRenderer.equals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olarPlot.equals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NumberAxis.refreshTicksHorizontal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office:value-type="float" office:value="65.4867256637168" calcext:value-type="float">
            <text:p>65.4867256637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JFreeChart.equals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jfree.chart.panel.ZoomHandler.mouseReleased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office:value-type="float" office:value="75" calcext:value-type="float">
            <text:p>75</text:p>
          </table:table-cell>
          <table:table-cell office:value-type="float" office:value="67.5675675675676" calcext:value-type="float">
            <text:p>67.56756756756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MeterPlot.draw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block.BorderArrangement.arrangeRR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CategoryStepRenderer.drawItem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3.5779816513761" calcext:value-type="float">
            <text:p>93.57798165137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RingPlot.drawItem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FastScatterPlot.equals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lativeDateFormat.equals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drawItem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88.5714285714286" calcext:value-type="float">
            <text:p>8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ompassPlot.draw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80.952380952381" calcext:value-type="float">
            <text:p>80.952380952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dial.StandardDialScale.draw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80.952380952381" calcext:value-type="float">
            <text:p>80.952380952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title.ShortTextTitle.arrange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TextAnnotation.equals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block.BorderArrangement.arrangeFF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ChartPanel.displayPopupMenu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65.0485436893204" calcext:value-type="float">
            <text:p>65.04854368932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XYPlot.drawAxes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82.5242718446602" calcext:value-type="float">
            <text:p>82.52427184466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Marker.equals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Regression.calculateSubMatrix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52.4271844660194" calcext:value-type="float">
            <text:p>52.4271844660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JFreeChart.draw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81.1881188118812" calcext:value-type="float">
            <text:p>81.18811881188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block.BorderArrangement.arrangeNN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DifferenceRenderer.createPolygon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85.8585858585859" calcext:value-type="float">
            <text:p>85.8585858585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LineAndShapeRenderer.equals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anel.CrosshairOverlay.calculateLabelPoint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83.8383838383838" calcext:value-type="float">
            <text:p>83.83838383838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IntervalXYItemLabelGenerator.createItemArray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61.6161616161616" calcext:value-type="float">
            <text:p>61.6161616161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equals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arRenderer.createHotSpotBounds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83.5051546391753" calcext:value-type="float">
            <text:p>83.5051546391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equals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dial.DialPlot.draw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LookupPaintScale.getPaint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AreaRenderer2.drawItem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88.5416666666667" calcext:value-type="float">
            <text:p>88.541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VectorRenderer.findDomainBounds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40.625" calcext:value-type="float">
            <text:p>40.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VectorRenderer.findRangeBounds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40.625" calcext:value-type="float">
            <text:p>40.6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SpiderWebPlot.drawRadarPoly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PlotEditor.updatePlotProperties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81.25" calcext:value-type="float">
            <text:p>81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SamplingXYLineRenderer.drawItem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PeriodAxis.equals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yclicNumberAxis.valueToJava2D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60.8695652173913" calcext:value-type="float">
            <text:p>60.8695652173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Anchor.readResolve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83.5164835164835" calcext:value-type="float">
            <text:p>83.51648351648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SerialUtilities.readShape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63.3333333333333" calcext:value-type="float">
            <text:p>6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jfree.chart.renderer.xy.CandlestickRenderer.equals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StandardXYItemRenderer.equals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block.ColumnArrangement.arrangeNF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43.1818181818182" calcext:value-type="float">
            <text:p>43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RegularTimePeriod.downsize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efaultDrawingSupplier.equals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resolveDomainAxisLocation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68.9655172413793" calcext:value-type="float">
            <text:p>68.9655172413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resolveRangeAxisLocation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68.9655172413793" calcext:value-type="float">
            <text:p>68.9655172413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PolygonAnnotation.draw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90.8045977011494" calcext:value-type="float">
            <text:p>90.80459770114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drawSimpleLabels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91.8604651162791" calcext:value-type="float">
            <text:p>91.86046511627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.drawLabe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82.5581395348837" calcext:value-type="float">
            <text:p>82.5581395348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findStackedRangeBounds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61.6279069767442" calcext:value-type="float">
            <text:p>61.62790697674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VectorRenderer.drawIte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91.7647058823529" calcext:value-type="float">
            <text:p>91.76470588235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lect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55.2941176470588" calcext:value-type="float">
            <text:p>55.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title.PaintScaleLegend.equals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PeriodValues.updateBounds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CategoryAxis.equals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GridArrangement.arrange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BoxAndWhiskerCalculator.calculateBoxAndWhiskerStatistics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63.855421686747" calcext:value-type="float">
            <text:p>63.8554216867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i.LCBLayout.preferredLayoutSize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63.4146341463415" calcext:value-type="float">
            <text:p>63.4146341463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i.LCBLayout.minimumLayoutSize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63.4146341463415" calcext:value-type="float">
            <text:p>63.4146341463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readObject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70.7317073170732" calcext:value-type="float">
            <text:p>70.73170731707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ctangleAnchor.createRectangl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89.0243902439024" calcext:value-type="float">
            <text:p>89.02439024390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block.FlowArrangement.arrangeF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48.7804878048781" calcext:value-type="float">
            <text:p>48.7804878048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edObjects2D.removeObject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69.5121951219512" calcext:value-type="float">
            <text:p>69.5121951219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LineAndShapeRenderer.equals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lot.equals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TextTitle.equals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CategoryAxis.drawTickMarks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MultiValueCategoryDataset.add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lect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53.75" calcext:value-type="float">
            <text:p>53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xis.refreshTicks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ChartFactory.createPieChart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92.4050632911392" calcext:value-type="float">
            <text:p>92.40506329113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ChartFactory.createPieChart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92.4050632911392" calcext:value-type="float">
            <text:p>92.4050632911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passPlot.equals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SymbolAxis.autoAdjustRange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39.2405063291139" calcext:value-type="float">
            <text:p>39.2405063291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FlowArrangement.arrange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statistics.BoxAndWhiskerItem.equals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jdbc.JDBCCategoryDataset.executeQuery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84.8101265822785" calcext:value-type="float">
            <text:p>84.81012658227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clone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SpiderWebPlot.draw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SymbolAxis.refreshTicksHorizontal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SymbolAxis.refreshTicksVertical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57.6923076923077" calcext:value-type="float">
            <text:p>57.6923076923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edValueComparator.compare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89.7435897435897" calcext:value-type="float">
            <text:p>89.74358974358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.add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PiePlot.drawPie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77.9220779220779" calcext:value-type="float">
            <text:p>77.92207792207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statistics.HistogramDataset.addSerie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64.9350649350649" calcext:value-type="float">
            <text:p>64.93506493506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clone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StackedBarRenderer3D.createStackedValueList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46.0526315789474" calcext:value-type="float">
            <text:p>46.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LevelRenderer.drawItem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getLegendItems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80.2631578947369" calcext:value-type="float">
            <text:p>80.26315789473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yclicNumberAxis.java2DToValu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52.6315789473684" calcext:value-type="float">
            <text:p>52.6315789473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CategoryDataset.add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MovingAverage.createMovingAverage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56.578947368421" calcext:value-type="float">
            <text:p>56.5789473684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BlockRenderer.updateOffset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select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82.6666666666667" calcext:value-type="float">
            <text:p>82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LegendTitle.equals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CategoryPointerAnnotation.equals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ComparableObjectSeries.add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82.6666666666667" calcext:value-type="float">
            <text:p>82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CategoryDataset.updateBounds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BarRenderer.drawItemLabelForBar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62.1621621621622" calcext:value-type="float">
            <text:p>62.1621621621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BorderArrangement.arrange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93.2432432432432" calcext:value-type="float">
            <text:p>93.2432432432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JFreeChart.drawTitle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82.1917808219178" calcext:value-type="float">
            <text:p>82.1917808219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nnotations.XYPointerAnnotation.equals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MovingAverage.createMovingAverage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53.4246575342466" calcext:value-type="float">
            <text:p>53.4246575342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applyToXYPlot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StandardBarPainter.createShadow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81.9444444444444" calcext:value-type="float">
            <text:p>81.9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GradientBarPainter.createShadow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81.9444444444444" calcext:value-type="float">
            <text:p>81.9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YIntervalRenderer.drawItem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79.1666666666667" calcext:value-type="float">
            <text:p>79.1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GradientXYBarPainter.createShadow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81.9444444444444" calcext:value-type="float">
            <text:p>81.9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StandardXYBarPainter.createShadow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81.9444444444444" calcext:value-type="float">
            <text:p>81.9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calculateDomainAxisSpace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70.8333333333333" calcext:value-type="float">
            <text:p>70.8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readObject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72.2222222222222" calcext:value-type="float">
            <text:p>7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Block.calculateOffsets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general.DatasetUtilities.iterateToFindDomainBounds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63.8888888888889" calcext:value-type="float">
            <text:p>63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PieLabelRecord.equals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PeriodAxisLabelInfo.equals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Box.equals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Utilities.createTextBlock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57.7464788732394" calcext:value-type="float">
            <text:p>57.74647887323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actionPerformed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65.2173913043478" calcext:value-type="float">
            <text:p>65.21739130434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jfree.chart.renderer.category.GradientBarPainter.paintBar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73.9130434782609" calcext:value-type="float">
            <text:p>73.9130434782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GradientXYBarPainter.paintBar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73.9130434782609" calcext:value-type="float">
            <text:p>73.9130434782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efaultKeyedValues2D.removeValue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63.768115942029" calcext:value-type="float">
            <text:p>63.768115942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addOrUpdate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92.7536231884058" calcext:value-type="float">
            <text:p>92.7536231884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DynamicTimeSeriesCollection.addSeries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73.9130434782609" calcext:value-type="float">
            <text:p>73.9130434782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arRenderer.drawItemLabelForBar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58.8235294117647" calcext:value-type="float">
            <text:p>58.8235294117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createHotSpotShape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findStackedRangeBounds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36.7647058823529" calcext:value-type="float">
            <text:p>36.76470588235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mousePressed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62.6865671641791" calcext:value-type="float">
            <text:p>62.6865671641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jfree.chart.StandardChartTheme.applyToCategoryPlot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77.6119402985075" calcext:value-type="float">
            <text:p>77.61194029850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drawDomainMarker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91.044776119403" calcext:value-type="float">
            <text:p>91.044776119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efaultDrawingSupplier.writeObject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70.1492537313433" calcext:value-type="float">
            <text:p>70.14925373134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getLegendItems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44.7761194029851" calcext:value-type="float">
            <text:p>44.7761194029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erialUtilities.writeShape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79.1044776119403" calcext:value-type="float">
            <text:p>79.10447761194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nnotations.XYBoxAnnotation.equals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xis.refreshTicksHorizontal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77.6119402985075" calcext:value-type="float">
            <text:p>77.61194029850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LogAxis.refreshTicksVertical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77.6119402985075" calcext:value-type="float">
            <text:p>77.6119402985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CenterArrangement.arrange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BarRenderer.getLegendItem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72.7272727272727" calcext:value-type="float">
            <text:p>72.7272727272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LineAndShapeRenderer.drawPrimaryLine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KeyedObjectComparator.compare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87.8787878787879" calcext:value-type="float">
            <text:p>87.8787878787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DynamicTimeSeriesCollection.advanceTime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ScatterRenderer.equal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ShapeRenderer.equal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dial.ArcDialFrame.equal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TextTitle.arrange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93.8461538461538" calcext:value-type="float">
            <text:p>93.84615384615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TitleAnnotation.equal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.addOrUpdate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IntervalXYDataset.equals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LineAndShapeRenderer.drawItem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98.4375" calcext:value-type="float">
            <text:p>98.4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MultiplePiePlot.prefetchSectionPaint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PeriodAxis.reserveSpace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xis3D.getCategoryJava2DCoordinate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82.8125" calcext:value-type="float">
            <text:p>82.8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Utilities.createTextBlock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48.4375" calcext:value-type="float">
            <text:p>48.4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AreaRenderer.equal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needle.MeterNeedle.equal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efaultDrawingSupplier.readObject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68.2539682539683" calcext:value-type="float">
            <text:p>68.2539682539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block.AbstractBlock.equal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ColumnArrangement.arrange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BorderArrangement.arrangeF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general.DefaultHeatMapDataset.equal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DynamicTimeSeriesCollection.&lt;init&gt;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1.9047619047619" calcext:value-type="float">
            <text:p>61.9047619047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HighLowDataset.equal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ompassPlot.clone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83.8709677419355" calcext:value-type="float">
            <text:p>83.8709677419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TextTitle.draw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90.3225806451613" calcext:value-type="float">
            <text:p>90.32258064516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preadsheetDate.&lt;init&gt;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.9032258064516" calcext:value-type="float">
            <text:p>62.90322580645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getLegendItem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67.2131147540984" calcext:value-type="float">
            <text:p>67.2131147540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PiePlot.drawLabels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88.5245901639344" calcext:value-type="float">
            <text:p>88.52459016393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PiePlot.drawLeftLabels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81.9672131147541" calcext:value-type="float">
            <text:p>81.96721311475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drawRightLabels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81.9672131147541" calcext:value-type="float">
            <text:p>81.96721311475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TextTitle.drawHorizontal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80.327868852459" calcext:value-type="float">
            <text:p>80.3278688524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TextTitle.drawVertical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80.327868852459" calcext:value-type="float">
            <text:p>80.3278688524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CategoryAxis3D.draw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96.7213114754098" calcext:value-type="float">
            <text:p>96.7213114754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LabelBlock.equals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findMinimumRangeValue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39.344262295082" calcext:value-type="float">
            <text:p>39.344262295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findMaximumRangeValue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39.344262295082" calcext:value-type="float">
            <text:p>39.3442622950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general.DatasetUtilities.findStackedRangeBounds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47.5409836065574" calcext:value-type="float">
            <text:p>47.54098360655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createPopupMenu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LineAndShapeRenderer.getLegendItem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anel.ZoomHandler.mouseDragged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68.3333333333333" calcext:value-type="float">
            <text:p>6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title.ImageTitle.drawVertical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61.6666666666667" calcext:value-type="float">
            <text:p>6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LineAnnotation.draw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86.6666666666667" calcext:value-type="float">
            <text:p>8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yclicNumberAxis.drawTickMarksAndLabels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Statistics.getCorrelatio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43.3333333333333" calcext:value-type="float">
            <text:p>4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add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lect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64.4067796610169" calcext:value-type="float">
            <text:p>64.4067796610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ultiplePiePlot.equal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nnotations.XYDrawableAnnotation.equal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LineAnnotation.equal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DataImageAnnotation.equal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yclicNumberAxis.equal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xis.reserveSpace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76.271186440678" calcext:value-type="float">
            <text:p>76.271186440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createCategoryDataset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61.0169491525424" calcext:value-type="float">
            <text:p>61.01694915254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LineAndShapeRenderer.getLegendItem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93.1034482758621" calcext:value-type="float">
            <text:p>93.10344827586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ScatterRenderer.getLegendItem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93.1034482758621" calcext:value-type="float">
            <text:p>93.10344827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XYPlot.calculateDomainAxisSpac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70.6896551724138" calcext:value-type="float">
            <text:p>70.6896551724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calculateRangeAxisSpac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70.6896551724138" calcext:value-type="float">
            <text:p>70.6896551724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ombinedRangeCategoryPlot.draw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74.1379310344828" calcext:value-type="float">
            <text:p>74.13793103448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calculateRangeAxisSpac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70.6896551724138" calcext:value-type="float">
            <text:p>70.6896551724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ombinedDomainCategoryPlot.draw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74.1379310344828" calcext:value-type="float">
            <text:p>74.13793103448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block.FlowArrangement.arrangeN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67.2413793103448" calcext:value-type="float">
            <text:p>67.241379310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ColumnArrangement.arrangeN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67.2413793103448" calcext:value-type="float">
            <text:p>67.241379310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oxAndWhiskerRenderer.equals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DotRenderer.drawItem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RingPlot.equals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dial.DialTextAnnotation.equals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dial.StandardDialRange.equals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efaultKeyedValues2D.equals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80.7017543859649" calcext:value-type="float">
            <text:p>80.70175438596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DefaultTableXYDataset.updateXPoint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82.4561403508772" calcext:value-type="float">
            <text:p>82.45614035087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PaintScaleLegend.arrange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96.4285714285714" calcext:value-type="float">
            <text:p>96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labels.CustomXYToolTipGenerator.equals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48.2142857142857" calcext:value-type="float">
            <text:p>48.2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addEntity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89.0909090909091" calcext:value-type="float">
            <text:p>89.0909090909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addEntity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89.0909090909091" calcext:value-type="float">
            <text:p>89.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RectangleAnchor.coordinate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ctangleAnchor.readResolv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83.6363636363636" calcext:value-type="float">
            <text:p>8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LegendGraphic.arrange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96.3636363636364" calcext:value-type="float">
            <text:p>9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AbstractXYItemLabelGenerator.equals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LabelPosition.equals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MarkerAxisBand.equals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KeyedObjects2D.equals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arRenderer3D.drawRangeMark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90.7407407407407" calcext:value-type="float">
            <text:p>90.7407407407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PiePlot.drawLeftLabe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drawRightLabe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NumberAxis3D.draw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85.1851851851852" calcext:value-type="float">
            <text:p>85.18518518518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.toTimelineValu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81.4814814814815" calcext:value-type="float">
            <text:p>81.48148148148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io.CSV.extractRowKeyAndDat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38.8888888888889" calcext:value-type="float">
            <text:p>3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StandardXYItemRenderer.getLegendItem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90.5660377358491" calcext:value-type="float">
            <text:p>90.56603773584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CustomCategoryURLGenerator.equals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71.6981132075472" calcext:value-type="float">
            <text:p>71.6981132075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CustomXYURLGenerator.equals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71.6981132075472" calcext:value-type="float">
            <text:p>71.6981132075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findMinimumDomainValu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39.622641509434" calcext:value-type="float">
            <text:p>39.622641509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findMaximumDomainValu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39.622641509434" calcext:value-type="float">
            <text:p>39.6226415094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DefaultWindDataset.&lt;init&gt;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64.1509433962264" calcext:value-type="float">
            <text:p>64.15094339622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WaterfallBarRenderer.findRangeBounds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2.3076923076923" calcext:value-type="float">
            <text:p>42.30769230769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BarRenderer.isInternalAnchor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BarRenderer.isInternalAnchor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DataImageAnnotation.draw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Axis.reserveSpace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73.0769230769231" calcext:value-type="float">
            <text:p>73.0769230769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Transferable.createBufferedImag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8.8235294117647" calcext:value-type="float">
            <text:p>58.8235294117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HighLowRenderer.equals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AbstractXYItemRenderer.findRangeBounds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54.9019607843137" calcext:value-type="float">
            <text:p>54.9019607843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DifferenceRenderer.equals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needle.LongNeedle.drawNeedle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74.5098039215686" calcext:value-type="float">
            <text:p>74.5098039215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anel.CrosshairOverlay.paintOverlay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calculateLinkAndExplodeArea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2.5490196078431" calcext:value-type="float">
            <text:p>72.54901960784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ultiplePiePlot.getLegendItem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80.3921568627451" calcext:value-type="float">
            <text:p>80.39215686274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ShapeAnnotation.draw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82.3529411764706" calcext:value-type="float">
            <text:p>82.3529411764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Utilities.nextLineBreak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64.7058823529412" calcext:value-type="float">
            <text:p>64.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statistics.SimpleHistogramBin.equal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applyToPlot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i.FontChooserPanel.setSelectedFont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drawRangeGridlines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ArrayUtilities.equalReferencesInArrays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StatisticalCategoryDataset.remove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JFreeChart.createAlignedRectangle2D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BarRenderer.getLegendItem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93.8775510204082" calcext:value-type="float">
            <text:p>93.8775510204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ErrorRenderer.equal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StepAreaRenderer.equal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anel.CrosshairOverlay.textAlignPtForLabelAnchorV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83.6734693877551" calcext:value-type="float">
            <text:p>83.67346938775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anel.CrosshairOverlay.textAlignPtForLabelAnchorH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83.6734693877551" calcext:value-type="float">
            <text:p>83.6734693877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LogFormat.equal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AttributedStringUtilities.equal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63.265306122449" calcext:value-type="float">
            <text:p>63.2653061224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title.Title.equal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NumberAxis.equal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autoAdjustRang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77.5510204081633" calcext:value-type="float">
            <text:p>77.55102040816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LevelRenderer.calculateItemWidth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BarRenderer.calculateBarWidth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TextTitle.arrangeRR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labels.HighLowItemLabelGenerator.generateToolTip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70.8333333333333" calcext:value-type="float">
            <text:p>70.8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CategoryLineAnnotation.draw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Space.ensureAtLeast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SimpleHistogramBin.overlapsWith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findMinimumRangeValue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39.5833333333333" calcext:value-type="float">
            <text:p>39.58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findMaximumRangeValue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39.5833333333333" calcext:value-type="float">
            <text:p>39.58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TimeSeries.createCopy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54.1666666666667" calcext:value-type="float">
            <text:p>54.1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getLegendItem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93.6170212765957" calcext:value-type="float">
            <text:p>93.6170212765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draw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78.7234042553192" calcext:value-type="float">
            <text:p>78.7234042553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Interval.equal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drawRangeGridlines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4.468085106383" calcext:value-type="float">
            <text:p>74.4680851063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ctangleInsets.equal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DefaultShadowGenerator.equal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title.TextTitle.arrangeFN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nnotations.XYBoxAnnotation.draw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80.8510638297872" calcext:value-type="float">
            <text:p>80.85106382978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CategoryLineAnnotation.equals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BorderArrangement.equal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Millisecond.equal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OHLCDataItem.equal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Interval.equal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XYZDataset.equals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89.3617021276596" calcext:value-type="float">
            <text:p>89.36170212765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BlockRenderer.drawItem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89.1304347826087" calcext:value-type="float">
            <text:p>89.13043478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title.ImageTitle.drawHorizonta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89.1304347826087" calcext:value-type="float">
            <text:p>89.1304347826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TextAnnotation.draw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86.9565217391304" calcext:value-type="float">
            <text:p>86.9565217391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GridArrangement.arrangeFF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67.3913043478261" calcext:value-type="float">
            <text:p>67.3913043478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GridArrangement.arrangeF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69.5652173913043" calcext:value-type="float">
            <text:p>69.565217391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GridArrangement.arrangeNF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69.5652173913043" calcext:value-type="float">
            <text:p>69.565217391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CategoryDataset.equals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76.0869565217391" calcext:value-type="float">
            <text:p>76.08695652173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equal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Month.parseMonth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.34782608695652" calcext:value-type="float">
            <text:p>4.34782608695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CategoryPlot.remove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57.7777777777778" calcext:value-type="float">
            <text:p>5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Plot.fillArc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91.1111111111111" calcext:value-type="float">
            <text:p>91.111111111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Plot.drawTick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LegendGraphic.draw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97.7777777777778" calcext:value-type="float">
            <text:p>9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PointerAnnotation.draw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5.5555555555556" calcext:value-type="float">
            <text:p>9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Axis.calculateAnchorPoint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Box.hashCode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text.TextBlockAnchor.readResolv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ToGroupMap.mapKeyToGroup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createConsolidatedPieDataset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93.3333333333333" calcext:value-type="float">
            <text:p>9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findMinimumStackedRangeValu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51.1111111111111" calcext:value-type="float">
            <text:p>51.111111111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findMaximumStackedRangeValu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51.1111111111111" calcext:value-type="float">
            <text:p>51.111111111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MatrixSeries.equal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oxAndWhiskerRenderer.initialis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81.8181818181818" calcext:value-type="float">
            <text:p>81.8181818181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arRenderer3D.drawRangeGridlin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86.3636363636364" calcext:value-type="float">
            <text:p>8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getLegendIte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93.1818181818182" calcext:value-type="float">
            <text:p>93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drawDomainGridlines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72.7272727272727" calcext:value-type="float">
            <text:p>72.7272727272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XYPlot.draw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79.5454545454546" calcext:value-type="float">
            <text:p>79.54545454545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XYPlot.draw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79.5454545454546" calcext:value-type="float">
            <text:p>79.54545454545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LegendTitle.draw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84.0909090909091" calcext:value-type="float">
            <text:p>84.0909090909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CustomPieURLGenerator.equals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72.7272727272727" calcext:value-type="float">
            <text:p>72.7272727272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.updateBoundsForRemovedItem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81.8181818181818" calcext:value-type="float">
            <text:p>81.8181818181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WaterfallBarRenderer.equal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anel.CrosshairOverlay.drawHorizontalCrosshai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0.6976744186047" calcext:value-type="float">
            <text:p>90.6976744186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anel.CrosshairOverlay.drawVerticalCrosshai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0.6976744186047" calcext:value-type="float">
            <text:p>90.6976744186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ctangleInsets.createAdjustedRectangl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76.7441860465116" calcext:value-type="float">
            <text:p>76.7441860465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nnotations.XYPolygonAnnotation.equal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ShapeAnnotation.equal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TextAnnotation.equals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ImageAnnotation.equal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omparableObjectSeries.equal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findCumulativeRangeBound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8.8372093023256" calcext:value-type="float">
            <text:p>48.83720930232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MovingAverage.createPointMovingAverage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60.4651162790698" calcext:value-type="float">
            <text:p>60.46511627906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.equal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GroupedStackedBarRenderer.calculateBarWidth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80.952380952381" calcext:value-type="float">
            <text:p>80.95238095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CandlestickRenderer.initialis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9.5238095238095" calcext:value-type="float">
            <text:p>59.52380952380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LabelDistributor.adjustInward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4.7619047619048" calcext:value-type="float">
            <text:p>54.7619047619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rosshairState.updateCrosshairPoint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80.952380952381" calcext:value-type="float">
            <text:p>80.95238095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hapeUtilities.equal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92.8571428571429" calcext:value-type="float">
            <text:p>9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.createAndAddEntity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88.0952380952381" calcext:value-type="float">
            <text:p>88.095238095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Box.draw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PeriodValuesCollection.getDomainBound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80.952380952381" calcext:value-type="float">
            <text:p>80.95238095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applyToTitl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GanttRenderer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oxAndWhiskerRenderer.drawItem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LineRenderer3D.drawRangeMark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95.1219512195122" calcext:value-type="float">
            <text:p>95.1219512195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BlockRenderer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BoxAndWhiskerRenderer.equal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ClusteredXYBarRenderer.findDomainBoundsWithOffse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9.0243902439024" calcext:value-type="float">
            <text:p>39.0243902439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BubbleRenderer.getLegendItem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90.2439024390244" calcext:value-type="float">
            <text:p>90.2439024390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DifferenceRenderer.getLegendItem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90.2439024390244" calcext:value-type="float">
            <text:p>90.2439024390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DotRenderer.getLegendItem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90.2439024390244" calcext:value-type="float">
            <text:p>90.2439024390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LineAndShapeRenderer.drawPrimaryLineAsPath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0.4878048780488" calcext:value-type="float">
            <text:p>80.4878048780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needle.ArrowNeedle.drawNeedle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85.3658536585366" calcext:value-type="float">
            <text:p>85.36585365853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FastScatterPlot.calculateXDataRang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41.4634146341463" calcext:value-type="float">
            <text:p>41.46341463414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FastScatterPlot.calculateYDataRang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41.4634146341463" calcext:value-type="float">
            <text:p>41.46341463414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CategoryPlot.remov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53.6585365853659" calcext:value-type="float">
            <text:p>53.6585365853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XYPlot.remov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53.6585365853659" calcext:value-type="float">
            <text:p>53.6585365853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StandardDialFrame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Cap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PaintUtilities.colorToString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73.1707317073171" calcext:value-type="float">
            <text:p>73.1707317073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PieSectionEntity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ymbolAxis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yclicNumberAxis.draw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90.2439024390244" calcext:value-type="float">
            <text:p>90.2439024390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ataUtilities.getCumulativePercentages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60.9756097560976" calcext:value-type="float">
            <text:p>60.9756097560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Statistics.getMovingAverag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65.8536585365854" calcext:value-type="float">
            <text:p>65.85365853658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removeAgedItems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70.7317073170732" calcext:value-type="float">
            <text:p>70.73170731707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IntervalXYDataset.addSeries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XYDataset.equal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87.8048780487805" calcext:value-type="float">
            <text:p>87.8048780487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mouseMoved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CategoryStepRenderer.getLegendItem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92.5" calcext:value-type="float">
            <text:p>9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reaRenderer.getLegendItem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92.5" calcext:value-type="float">
            <text:p>9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oxAndWhiskerRenderer.getLegendItem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92.5" calcext:value-type="float">
            <text:p>9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ChartEntity.getImageMapAreaTag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PeriodAxis.draw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.equals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efaultKeyedValues.equals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KeyedObjects.equals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CategoryToPieDataset.equals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TimePeriodValues.equals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82.5" calcext:value-type="float">
            <text:p>8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hashCod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77.5" calcext:value-type="float">
            <text:p>7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pie.DefaultPieDataset.equals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Collection.getDomainBounds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52.5" calcext:value-type="float">
            <text:p>5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LookupPaintScale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jfree.chart.plot.SpiderWebPlot.getLegendItems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4.3589743589744" calcext:value-type="float">
            <text:p>74.35897435897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XYPlot.addDomainMark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94.8717948717949" calcext:value-type="float">
            <text:p>94.87179487179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addDomainMark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94.8717948717949" calcext:value-type="float">
            <text:p>94.87179487179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labels.AbstractXYItemLabelGenerator.createItemArray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ItemLabelPosition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TimeSeriesURLGenerator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Tick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CategoryLabelPositions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Space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FlowArrangement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ColumnArrangement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LabelBlock.draw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HistogramBin.equal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IntervalCategoryDataset.&lt;init&gt;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IntervalCategoryDataset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PeriodValue.equals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econd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DynamicTimeSeriesCollection.appendData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4.3589743589744" calcext:value-type="float">
            <text:p>74.35897435897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TableXYDataset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ohlc.OHLC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TableXYDataset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WaferMapRenderer.getLegendCollection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LayeredBarRenderer.calculateBarWidth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84.2105263157895" calcext:value-type="float">
            <text:p>84.21052631578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LevelRenderer.calculateBarW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StatisticalBarRenderer.drawItem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AreaRenderer2.getLegendItem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AreaRenderer.getLegendItem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anel.PanHandler.mouseDragge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clon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PieLabelDistributor.spreadEvenl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63.1578947368421" calcext:value-type="float">
            <text:p>63.1578947368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passPlot.addDataset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PaintUtilities.equal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94.7368421052632" calcext:value-type="float">
            <text:p>94.7368421052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lativeDateFormat.format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xis.autoAdjustRange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81.5789473684211" calcext:value-type="float">
            <text:p>81.5789473684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LineBorder.draw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efaultHeatMapDataset.&lt;init&gt;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89.4736842105263" calcext:value-type="float">
            <text:p>89.4736842105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io.CSV.extractColumnKey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4.7368421052632" calcext:value-type="float">
            <text:p>44.7368421052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preadsheetDate.isInRange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applyToCategoryItemRender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anel.CrosshairOverlay.flipAnchorH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83.7837837837838" calcext:value-type="float">
            <text:p>83.78378378378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anel.CrosshairOverlay.flipAnchorV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83.7837837837838" calcext:value-type="float">
            <text:p>83.78378378378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getDatasetsMappedToDomainAxi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75.6756756756757" calcext:value-type="float">
            <text:p>75.6756756756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getDatasetsMappedToRangeAxi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75.6756756756757" calcext:value-type="float">
            <text:p>75.6756756756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XYPlot.remov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8.6486486486487" calcext:value-type="float">
            <text:p>48.64864864864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tandardGradientPaintTransformer.transform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89.1891891891892" calcext:value-type="float">
            <text:p>89.1891891891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StackedBarRenderer.calculateBarWidth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StackedBarRenderer3D.calculateBarWidth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StackedAreaRenderer.getStackValue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8.8888888888889" calcext:value-type="float">
            <text:p>3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arRenderer3D.drawRangeLin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ervlet.DisplayChart.service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labels.BubbleXYItemLabelGenerator.createItemArra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StandardXYZToolTipGenerator.createItemArra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CategoryTextAnnotation.draw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Statistics.calculateMedian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Statistics.calculateMedian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Statistics.getSlop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imagemap.ImageMapUtilities.htmlEscape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StackedBarRenderer3D.drawItem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LineRenderer3D.drawRangeGridlin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88.5714285714286" calcext:value-type="float">
            <text:p>8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StepAreaRenderer.restrictValueToDataArea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7.1428571428571" calcext:value-type="float">
            <text:p>3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addRangeMark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94.2857142857143" calcext:value-type="float">
            <text:p>9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drawDomainTickBands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4.2857142857143" calcext:value-type="float">
            <text:p>5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drawRangeTickBands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4.2857142857143" calcext:value-type="float">
            <text:p>5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passPlot.setSeriesNeedle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addRangeMark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94.2857142857143" calcext:value-type="float">
            <text:p>94.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datasetsMappedToRangeAxi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74.2857142857143" calcext:value-type="float">
            <text:p>7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IntervalMarker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title.LegendTitle.fetchLegendItem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74.2857142857143" calcext:value-type="float">
            <text:p>7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ImageAnnotation.draw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88.5714285714286" calcext:value-type="float">
            <text:p>8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DateTickUnitType.readResolve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PeriodAxis.valueToJava2D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88.5714285714286" calcext:value-type="float">
            <text:p>8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MonthDateFormat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ubCategoryAxis.equals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CategoryTick.equals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DateTickUnit.getMillisecondCount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TickUnit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valueToJava2D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88.5714285714286" calcext:value-type="float">
            <text:p>8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SegmentedTimeline.binarySearchExceptionSegments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Block.draw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1.4285714285714" calcext:value-type="float">
            <text:p>9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Statistics.calculateMean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7.1428571428571" calcext:value-type="float">
            <text:p>3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XYDataset.ad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SimpleHistogramBin.compareTo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erialDate.stringToMonthCode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4.2857142857143" calcext:value-type="float">
            <text:p>5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Coordinate.compareTo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arRenderer.calculateBarW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88.2352941176471" calcext:value-type="float">
            <text:p>88.2352941176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StackedAreaRenderer.getPreviousHeight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67.6470588235294" calcext:value-type="float">
            <text:p>67.64705882352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drawDomainGridLin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91.1764705882353" calcext:value-type="float">
            <text:p>91.1764705882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SpiderWebPlot.calculateMaxValu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58.8235294117647" calcext:value-type="float">
            <text:p>58.8235294117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zoomDomainAxe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82.3529411764706" calcext:value-type="float">
            <text:p>82.3529411764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zoomRangeAxe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82.3529411764706" calcext:value-type="float">
            <text:p>82.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datasetsMappedToDomainAxis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85.2941176470588" calcext:value-type="float">
            <text:p>85.2941176470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zoomRangeAxe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82.3529411764706" calcext:value-type="float">
            <text:p>82.3529411764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olarPlot.draw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ctangleInsets.hashCode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ymbolAxis.drawGridBandsVertical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70.5882352941177" calcext:value-type="float">
            <text:p>70.5882352941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Space.reserve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88.2352941176471" calcext:value-type="float">
            <text:p>88.2352941176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BlockBorder.draw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XYSeriesCollection.getRangeBound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44.1176470588235" calcext:value-type="float">
            <text:p>44.1176470588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olarChartPanel.createPopupMenu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69.6969696969697" calcext:value-type="float">
            <text:p>69.69696969696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MinMaxCategoryRenderer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arRenderer3D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LineRenderer3D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Line3DRenderer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DotRenderer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ointer$Pointer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Align.align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7.5757575757576" calcext:value-type="float">
            <text:p>57.57575757575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entity.CategoryItemEntity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Axis.drawAxisLin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87.8787878787879" calcext:value-type="float">
            <text:p>87.8787878787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ModuloAxis.valueToJava2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90.9090909090909" calcext:value-type="float">
            <text:p>9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ModuloAxis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ExtendedCategoryAxis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Fragment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omparableObjectSeries.hashCod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.7272727272727" calcext:value-type="float">
            <text:p>72.7272727272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isEmptyOrNul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.hashCod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.7272727272727" calcext:value-type="float">
            <text:p>72.7272727272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Collection.getDomainLowerBound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8.4848484848485" calcext:value-type="float">
            <text:p>48.48484848484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Collection.getDomainUpperBound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8.4848484848485" calcext:value-type="float">
            <text:p>48.48484848484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Utilities.writeScaledChartAsPNG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WaferMapRenderer.makePaintIndex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96.875" calcext:value-type="float">
            <text:p>96.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GroupedStackedBarRenderer.calculateBarW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BoxAndWhiskerRenderer.drawIte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AbstractXYItemRenderer.getLegendItem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68.75" calcext:value-type="float">
            <text:p>68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RenderingInfo.clon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drawDomainGridline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84.375" calcext:value-type="float">
            <text:p>84.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hapeUtilities.equal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ymbolAxis.drawGridBandsHorizontal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68.75" calcext:value-type="float">
            <text:p>68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ModuloAxis.transStar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ModuloAxis.transEn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ExtendedCategoryAxis.createLabel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Collection.add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BlockContainer.draw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9.375" calcext:value-type="float">
            <text:p>59.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efaultKeyedValues.insertValu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edObjects.insertValu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MultiValueCategoryDataset.getValue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34.375" calcext:value-type="float">
            <text:p>34.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MultiValueCategoryDataset.getValue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34.375" calcext:value-type="float">
            <text:p>34.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DynamicTimeSeriesCollection.findMaxValu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DynamicTimeSeriesCollection.appendData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68.75" calcext:value-type="float">
            <text:p>68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zoom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ChartRenderingInfo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MouseWheelHandler.handleZoomabl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87.0967741935484" calcext:value-type="float">
            <text:p>87.0967741935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GrayPaintScale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arRenderer3D.drawDomainGridlin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80.6451612903226" calcext:value-type="float">
            <text:p>80.6451612903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GradientBarPainter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GradientXYBarPainter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PlotRenderingInfo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WaferMapPlot.getWaferEdg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45.1612903225806" calcext:value-type="float">
            <text:p>45.1612903225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clearDomainMarker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clearRangeMarker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clearDomainMarker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clearRangeMarker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PolarPlot.drawCornerTextItem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77.4193548387097" calcext:value-type="float">
            <text:p>77.4193548387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ValueIndicator.dra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93.5483870967742" calcext:value-type="float">
            <text:p>93.5483870967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ArrayUtilities.hasDuplicateItem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54.8387096774194" calcext:value-type="float">
            <text:p>54.8387096774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ChartEntity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MultipleXYSeriesLabelGenerator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AbstractPieItemLabelGenerator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labels.AbstractCategoryItemLabelGenerator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StandardXYURLGenerator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StandardCategoryURLGenerator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StandardPieURLGenerator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CategoryAxis.getCategoryJava2DCoordinat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90.3225806451613" calcext:value-type="float">
            <text:p>90.32258064516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CategoryAxis.calculateCategorySize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74.1935483870968" calcext:value-type="float">
            <text:p>74.1935483870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LineBorder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efaultKeyedValues2D.setValu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93.5483870967742" calcext:value-type="float">
            <text:p>93.5483870967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DefaultKeyedValue.equals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XYDataset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SimpleHistogramDataset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SlidingCategoryDataset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WaferMapDataset.getUniqueValue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64.5161290322581" calcext:value-type="float">
            <text:p>64.51612903225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erialDate.stringToWeekdayCod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48.3870967741936" calcext:value-type="float">
            <text:p>48.38709677419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DataItem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update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87.0967741935484" calcext:value-type="float">
            <text:p>87.0967741935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Collection.getX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90.3225806451613" calcext:value-type="float">
            <text:p>90.32258064516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gantt.SlidingGanttCategoryDataset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XYTaskDataset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YWithXInterval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IntervalXYDelegate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YInterval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DataItem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WindDataItem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egendItem.&lt;init&gt;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JFreeChart.setAntiAlias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JFreeChart.notifyListener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3.3333333333333" calcext:value-type="float">
            <text:p>4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LayeredBarRenderer.drawIte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AbstractXYItemRenderer.updateCrosshairValue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getRendererForDatase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notifyListener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3.3333333333333" calcext:value-type="float">
            <text:p>4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fillBackground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3.3333333333333" calcext:value-type="float">
            <text:p>9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hapeUtilities.equa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SerialUtilities.writeAttributedString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63.3333333333333" calcext:value-type="float">
            <text:p>6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PaintScaleLegend.arrangeR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Title.notifyListener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3.3333333333333" calcext:value-type="float">
            <text:p>4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AbstractCategoryItemLabelGenerator.createItemArra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Space.add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java2DToValu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3.3333333333333" calcext:value-type="float">
            <text:p>5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.setBaseTimeline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SimpleHistogramBin.accept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createCategoryDatase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general.DatasetUtilities.createCategoryDatase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3.3333333333333" calcext:value-type="float">
            <text:p>5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Week.&lt;init&gt;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96.6666666666667" calcext:value-type="float">
            <text:p>9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WaferMapRenderer.makePositionIndex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58.6206896551724" calcext:value-type="float">
            <text:p>58.62068965517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WaferMapRenderer.makeValueIndex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68.9655172413793" calcext:value-type="float">
            <text:p>68.9655172413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OutlierListCollection.add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75.8620689655172" calcext:value-type="float">
            <text:p>75.8620689655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CategoryItemRendererState.getVisibleSeriesIndex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65.5172413793104" calcext:value-type="float">
            <text:p>65.5172413793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getLegendItem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75.8620689655172" calcext:value-type="float">
            <text:p>75.8620689655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olarPlot.drawGridlines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AbstractXYItemLabelGenerator.clon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CategoryTextAnnotation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yclicNumberAxis.reserveSpac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LabelPositions.getLabelPositio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86.2068965517241" calcext:value-type="float">
            <text:p>86.2068965517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LogAxis.java2DToValu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1.7241379310345" calcext:value-type="float">
            <text:p>51.7241379310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Fragment.calculateBaselineOffse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93.1034482758621" calcext:value-type="float">
            <text:p>93.10344827586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BorderArrangement.add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Regression.getOLSRegress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4.8275862068966" calcext:value-type="float">
            <text:p>44.82758620689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statistics.Regression.getPowerRegress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4.8275862068966" calcext:value-type="float">
            <text:p>44.8275862068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CategoryToPieDataset.getValu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93.1034482758621" calcext:value-type="float">
            <text:p>93.10344827586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i.ProjectInfo.toString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findRangeBound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64.2857142857143" calcext:value-type="float">
            <text:p>6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findDomainBound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64.2857142857143" calcext:value-type="float">
            <text:p>6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datasetChanged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getCurrentPaint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89.2857142857143" calcext:value-type="float">
            <text:p>89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IntervalCategoryItemLabelGenerator.createItemArra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IntervalCategoryToolTipGenerator.createItemArra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PeriodAxis.java2DToValu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xis.getCategoryStar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92.8571428571429" calcext:value-type="float">
            <text:p>9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ModuloAxis.tran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rithmicAxis.valueToJava2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LogarithmicAxis.java2DToValu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GridArrangement.arrangeR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ataUtilities.calculateColumnTotal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ataUtilities.calculateRowTotal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Regression.getOLSRegress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Regression.getPowerRegress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CategoryToPieDataset.getKey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92.8571428571429" calcext:value-type="float">
            <text:p>9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HeatMapUtilities.createHeatMapImag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64.2857142857143" calcext:value-type="float">
            <text:p>6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Week.nex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.updateByIndex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experimental.chart.renderer.xy.XYSmoothLineAndShapeRenderer.getControlPoint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70.3703703703704" calcext:value-type="float">
            <text:p>70.3703703703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experimental.chart.renderer.xy.XYSmoothLineAndShapeRenderer.getBezierCur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81.4814814814815" calcext:value-type="float">
            <text:p>81.48148148148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JFreeChart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96.2962962962963" calcext:value-type="float">
            <text:p>96.2962962962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JFreeChart.clon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85.1851851851852" calcext:value-type="float">
            <text:p>85.18518518518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StandardChartTheme.apply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85.1851851851852" calcext:value-type="float">
            <text:p>85.18518518518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i.Library.equals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drawItemLabe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92.5925925925926" calcext:value-type="float">
            <text:p>92.5925925925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StackedXYAreaRenderer.equal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removeAnnotation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70.3703703703704" calcext:value-type="float">
            <text:p>70.3703703703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drawItemLabe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92.5925925925926" calcext:value-type="float">
            <text:p>92.5925925925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getDomainMarker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XYPlot.getRangeMarker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1.8518518518519" calcext:value-type="float">
            <text:p>51.8518518518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getDomainMarker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1.8518518518519" calcext:value-type="float">
            <text:p>51.8518518518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getRangeMarker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1.8518518518519" calcext:value-type="float">
            <text:p>51.8518518518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AxisEntity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JFreeChartEntity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TitleEntity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PlotEntity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entity.XYItemEntity.equal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BubbleXYItemLabelGenerator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labels.StandardXYZToolTipGenerator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MonthDateFormat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70.3703703703704" calcext:value-type="float">
            <text:p>70.3703703703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xis.calculateCategoryGapSize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85.1851851851852" calcext:value-type="float">
            <text:p>85.18518518518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xis.draw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$Segment.equals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block.BlockContainer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omparableObjectSeries.indexOf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4.0740740740741" calcext:value-type="float">
            <text:p>74.07407407407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edObjects2D.setObject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92.5925925925926" calcext:value-type="float">
            <text:p>92.5925925925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StatisticalCategoryDataset.getRangeBounds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92.5925925925926" calcext:value-type="float">
            <text:p>92.5925925925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HistogramDataset.getMinimum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HistogramDataset.getMaximum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general.DefaultKeyedValueDataset.equals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sampleFunction2DToSeries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85.1851851851852" calcext:value-type="float">
            <text:p>85.18518518518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TimeSeriesCollection.getSurroundingItem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.indexOf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4.0740740740741" calcext:value-type="float">
            <text:p>74.07407407407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XYSeriesCollection.getRangeLowerBoun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7.037037037037" calcext:value-type="float">
            <text:p>37.037037037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XYSeriesCollection.getRangeUpperBoun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7.037037037037" calcext:value-type="float">
            <text:p>37.037037037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egendItem.&lt;init&gt;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olarChartPanel.getPopupMenuItem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ChartPanel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96.1538461538462" calcext:value-type="float">
            <text:p>96.15384615384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imagemap.ImageMapUtilities.javascriptEscap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80.7692307692308" calcext:value-type="float">
            <text:p>8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drawRangeLin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drawDomainLin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drawRangeLin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DifferenceRenderer.drawIte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StackedXYAreaRenderer2.findRangeBound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setDisplayRange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ThermometerPlot.equal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3.0769230769231" calcext:value-type="float">
            <text:p>73.0769230769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SpiderWebPlot.calculateLabelLocatio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efaultDrawingSupplier.equalShapes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getRendererForDatase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handleClick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PaintList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3.0769230769231" calcext:value-type="float">
            <text:p>73.0769230769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trokeMap.equals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PaintMap.equals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AbstractObjectList.equals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3.0769230769231" calcext:value-type="float">
            <text:p>73.0769230769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ArrayUtilities.equal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3.0769230769231" calcext:value-type="float">
            <text:p>73.0769230769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SymbolicXYItemLabelGenerator.generateToolTip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80.7692307692308" calcext:value-type="float">
            <text:p>8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TimeSeriesURLGenerator.generateURL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AxisLocation.getOpposite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84.6153846153846" calcext:value-type="float">
            <text:p>84.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NumberAxis.valueToJava2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3.8461538461539" calcext:value-type="float">
            <text:p>53.8461538461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NumberAxis.java2DToValu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3.8461538461539" calcext:value-type="float">
            <text:p>53.8461538461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Axis.findMaximumTickLabelHeigh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76.9230769230769" calcext:value-type="float">
            <text:p>76.9230769230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Axis.findMaximumTickLabelWidth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76.9230769230769" calcext:value-type="float">
            <text:p>76.9230769230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xis.valueToJava2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3.8461538461539" calcext:value-type="float">
            <text:p>53.8461538461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ataUtilities.equal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3.0769230769231" calcext:value-type="float">
            <text:p>73.0769230769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efaultKeyedValues.sortByKey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efaultKeyedValues.sortByValue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Statistics.calculateMean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76.9230769230769" calcext:value-type="float">
            <text:p>76.9230769230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CategoryDataset.remov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IntervalCategoryDataset.equal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3.0769230769231" calcext:value-type="float">
            <text:p>73.0769230769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delet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createStat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initialise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drawAnnotation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GanttRenderer.drawItem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StandardBarPainter.paintBa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LevelRenderer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IntervalBarRenderer.drawItem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StatisticalBarRenderer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StatisticalLineAndShapeRenderer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arRenderer3D.drawBackgroun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LineRenderer3D.drawBackgroun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AreaRenderer2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AbstractXYItemRenderer.drawAnnotation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VectorRenderer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StandardXYBarPainter.paintBa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needle.PointerNeedle.drawNeedle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CrosshairState.updateCrosshairPoin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lookupSectionOutlinePain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clearDomainMarker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clearRangeMarker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removeRangeMark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CategoryPlot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XYPlot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clearDomainMarker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clearRangeMarker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removeRangeMark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Marker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CategoryPlot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ombinedDomainXYPlot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olarPlot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3D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Background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ointer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ointer$Pin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fineryUtilities.createTablePane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GradientPaintTransformType.readResolv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ArrayUtilities.compareVersionArray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ctangleEdge.opposit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ctangleEdge.coordinat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ctangleEdge.readResolv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CompositeTitle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LegendItemEntity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Tick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QuarterDateFormat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xis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CategoryToPieDataset.getIndex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CategoryToPieDataset.getValu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econd.parseSecond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Millisecond.compareTo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Week.parseWeek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TimeTableXYDataset.getXValu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ohlc.OHLCSeriesCollection.getX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setChart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drawSelectionShap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JFreeChart.notifyListener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imagemap.ImageMapUtilities.getImageMa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79.1666666666667" calcext:value-type="float">
            <text:p>79.1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notifyListener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9.1666666666667" calcext:value-type="float">
            <text:p>29.1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DefaultPolarItemRenderer.drawSerie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Outlier.overlap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SplineRenderer.solveTridiag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ervlet.ServletUtilities.sendTempFi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anel.AbstractOverlay.notifyListener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9.1666666666667" calcext:value-type="float">
            <text:p>29.1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FastScatterPlot.draw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indexOf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checkAxisIndices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XYPlot.convertToDataSpac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Plot.drawArcForInterv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indexOf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checkAxisIndices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getDataRang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panRangeAxe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arker.notifyListener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9.1666666666667" calcext:value-type="float">
            <text:p>29.1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AbstractDialLayer.notifyListener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9.1666666666667" calcext:value-type="float">
            <text:p>29.1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hapeUtilities.contain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ShapeUtilities.intersect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hapeList.equal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0.8333333333333" calcext:value-type="float">
            <text:p>70.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nnotations.AbstractAnnotation.notifyListener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9.1666666666667" calcext:value-type="float">
            <text:p>29.1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ubCategoryAxis.reserveSpac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.notifyListener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9.1666666666667" calcext:value-type="float">
            <text:p>29.1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State.moveCursor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DefaultKeyedValues2D.getValue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edObjects2D.getObject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HistogramDataset.get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IntervalCategoryDataset.getSeriesIndex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IntervalCategoryDataset.getCategoryIndex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general.Series.notifyListener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general.AbstractDataset.notifyListener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9.1666666666667" calcext:value-type="float">
            <text:p>29.1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impleTimePeriod.compareTo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createCop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TableModel.getValueAt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preadsheetDate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DefaultXYZDataset.addSerie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drawZoomRectangl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LookupPaintScale$PaintItem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Outlier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drawDomainLin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91.304347826087" calcext:value-type="float">
            <text:p>91.3043478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StackedBarRenderer3D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anel.CrosshairOverlay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SpiderWebPlot.getSeriesPain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91.304347826087" calcext:value-type="float">
            <text:p>91.304347826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SpiderWebPlot.getPlotValu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91.304347826087" calcext:value-type="float">
            <text:p>91.304347826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getSectionKey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9.5652173913043" calcext:value-type="float">
            <text:p>69.565217391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LabelDistributor.adjustDownward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78.2608695652174" calcext:value-type="float">
            <text:p>78.2608695652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removeDomainMarker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3.9130434782609" calcext:value-type="float">
            <text:p>73.9130434782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panDomainAxe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65.2173913043478" calcext:value-type="float">
            <text:p>65.21739130434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XYPlot.panRangeAxe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65.2173913043478" calcext:value-type="float">
            <text:p>65.21739130434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removeDomainMarker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3.9130434782609" calcext:value-type="float">
            <text:p>73.9130434782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drawDomainCrosshai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91.304347826087" calcext:value-type="float">
            <text:p>91.304347826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olarPlot.ren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82.6086956521739" calcext:value-type="float">
            <text:p>82.60869565217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PolarPlot.clon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ize2D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labels.MultipleXYSeriesLabelGenerator.generateLabe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82.6086956521739" calcext:value-type="float">
            <text:p>82.60869565217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StandardCrosshairLabelGenerator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HighLowItemLabelGenerator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AbstractXYAnnotation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NumberAxis.estimateMaximumTickLabelWidt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3.9130434782609" calcext:value-type="float">
            <text:p>73.91304347826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PeriodAxis.&lt;init&gt;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82.6086956521739" calcext:value-type="float">
            <text:p>82.60869565217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TickUnit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PeriodAxisLabelInfo.&lt;init&gt;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rithmicAxis.computeLogFloo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78.2608695652174" calcext:value-type="float">
            <text:p>78.2608695652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rithmicAxis.computeLogCei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78.2608695652174" calcext:value-type="float">
            <text:p>78.2608695652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LogAxis.estimateMaximumTickLabelWidt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3.9130434782609" calcext:value-type="float">
            <text:p>73.9130434782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BlockBorder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GridArrangement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Range.constrai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91.304347826087" calcext:value-type="float">
            <text:p>91.304347826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edObject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omparableObjectItem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ToGroupMap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HistogramDataset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MeanAndStandardDeviation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CategoryToPieDataset.getItemCoun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91.304347826087" calcext:value-type="float">
            <text:p>91.304347826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CategoryToPieDataset.getKey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91.304347826087" calcext:value-type="float">
            <text:p>91.304347826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calculatePieDatasetTota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0.8695652173913" calcext:value-type="float">
            <text:p>60.8695652173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econd.compareTo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91.304347826087" calcext:value-type="float">
            <text:p>91.304347826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Hour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Week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DynamicTimeSeriesCollection.setTimeBas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82.6086956521739" calcext:value-type="float">
            <text:p>82.60869565217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DynamicTimeSeriesCollection.addValu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Collection.getDomainBound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78.2608695652174" calcext:value-type="float">
            <text:p>78.2608695652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TimeSeriesCollection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PeriodValuesCollection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Month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Minute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jdbc.JDBCPieDataset.executeQuer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DefaultOHLCDataset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WindDataset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Vector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XYBarDataset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Coordinate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updateCrosshairValue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CategoryStepRenderer.drawLin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LineRenderer3D.drawDomainGridlin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1.8181818181818" calcext:value-type="float">
            <text:p>81.8181818181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ShapeRenderer.getPain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86.3636363636364" calcext:value-type="float">
            <text:p>8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FastScatterPlot.rend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1.8181818181818" calcext:value-type="float">
            <text:p>81.8181818181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FastScatterPlot.clon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LabelRecord.compareT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90.9090909090909" calcext:value-type="float">
            <text:p>9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drawDomainMarker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drawRangeMarker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drawRangeLin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90.9090909090909" calcext:value-type="float">
            <text:p>9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olarPlot.getLegendItem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1.8181818181818" calcext:value-type="float">
            <text:p>8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ShapeUtilities.equal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AbstractObjectList.indexOf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9.0909090909091" calcext:value-type="float">
            <text:p>59.0909090909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ImageTitle.draw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StandardPieURLGenerator.generateUR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77.2727272727273" calcext:value-type="float">
            <text:p>77.2727272727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ymbolAxis.draw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1.8181818181818" calcext:value-type="float">
            <text:p>81.8181818181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ModuloAxis.lengthToJava2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1.8181818181818" calcext:value-type="float">
            <text:p>81.8181818181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estimateMaximumTickLabelWidt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2.7272727272727" calcext:value-type="float">
            <text:p>72.7272727272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estimateMaximumTickLabelHeigh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2.7272727272727" calcext:value-type="float">
            <text:p>72.7272727272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efaultKeyedValues2D.removeColum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ataUtilities.clon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ataUtilities.calculateColumnTot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ataUtilities.calculateRowTot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Range.intersect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IntervalCategoryDataset.setCategoryKey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8.1818181818182" calcext:value-type="float">
            <text:p>6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Collection.clearSelectio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Collection.getDomainBound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77.2727272727273" calcext:value-type="float">
            <text:p>77.2727272727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SeriesCollection.refreshKey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77.2727272727273" calcext:value-type="float">
            <text:p>77.2727272727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.toArra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9.0909090909091" calcext:value-type="float">
            <text:p>59.0909090909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IntervalXYDelegate.calculateIntervalForSeri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8.1818181818182" calcext:value-type="float">
            <text:p>6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Collection.clearSelectio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DefaultXYDataset.addSeries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ChartPanel.mouseEntere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ChartPanel.mouseExite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mouseDragge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ChartPanel.mouseReleased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lookupSeriesPain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lookupSeriesFillPain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lookupSeriesOutlinePain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lookupSeriesStrok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lookupSeriesOutlineStrok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AbstractRenderer.lookupSeriesShap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LineAndShapeRenderer.initialise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StackedXYAreaRenderer2.getStackValue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76.1904761904762" calcext:value-type="float">
            <text:p>76.1904761904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anel.ZoomHandler.drawZoomRectangl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SpiderWebPlot.drawLabe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0.4761904761905" calcext:value-type="float">
            <text:p>90.47619047619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XYPlot.getDomainAxi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getRangeAxi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drawDomainCrosshai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0.4761904761905" calcext:value-type="float">
            <text:p>90.47619047619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drawRangeCrosshai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0.4761904761905" calcext:value-type="float">
            <text:p>90.47619047619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CategoryPlot.handleClic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0.952380952381" calcext:value-type="float">
            <text:p>80.95238095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XYPlot.handleClic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0.952380952381" calcext:value-type="float">
            <text:p>80.952380952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getDomainAxi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getRangeAxi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drawRangeCrosshai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0.4761904761905" calcext:value-type="float">
            <text:p>90.47619047619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getCategoriesForAxi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76.1904761904762" calcext:value-type="float">
            <text:p>76.1904761904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CategoryPlot.handleClic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0.952380952381" calcext:value-type="float">
            <text:p>80.95238095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XYPlot.handleClic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0.952380952381" calcext:value-type="float">
            <text:p>80.95238095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erialUtilities.readPaint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AbstractObjectList.hashCod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5.2380952380952" calcext:value-type="float">
            <text:p>95.2380952380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sourceBundleWrapper.removeCodeBas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2.3809523809524" calcext:value-type="float">
            <text:p>52.3809523809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AbstractPieItemLabelGenerator.createItemArra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5.2380952380952" calcext:value-type="float">
            <text:p>95.2380952380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.getLabelEnclosur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0.4761904761905" calcext:value-type="float">
            <text:p>90.47619047619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calculateDateForPositio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selectHorizontalAutoTickUni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0.4761904761905" calcext:value-type="float">
            <text:p>90.47619047619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DateAxis.correctTickDateForPosi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0.4761904761905" calcext:value-type="float">
            <text:p>90.47619047619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block.GridArrangement.arrangeN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isEmptyOrNul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76.1904761904762" calcext:value-type="float">
            <text:p>76.1904761904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io.CSV.readCategoryDatase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PeriodValuesCollection.getX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DefaultTableXYDataset.removeSerie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TableXYDataset.removeAllValuesForX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0.952380952381" calcext:value-type="float">
            <text:p>80.95238095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TableXYDataset.hashCod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MatrixSeries.zeroAl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2.3809523809524" calcext:value-type="float">
            <text:p>52.3809523809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egendItem.clon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calculateDomainMarkerTextAnchorPoi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calculateRangeMarkerTextAnchorPoi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MinMaxCategoryRenderer$1.paintIc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calculateDomainMarkerTextAnchorPoi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calculateRangeMarkerTextAnchorPoi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needle.PinNeedle.drawNeed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CrosshairState.updateCrosshairX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calculateAngleForValu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LabelDistributor.isOverlap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RenderingInfo.getSubplotIndex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XYPlot.clearDomainAx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clearRangeAx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handleClick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clearDomainAx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clearRangeAx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datasetChange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AbstractObjectList.writeObjec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TextTitle.hashCod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CategoryPointerAnnotation.dra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Location.readResolv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Utilities.drawRotatedString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Statistics.getStdDev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CategoryDataset.clearSelectio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io.CSV.removeStringDelimiter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ml.CategoryDatasetHandler.startElemen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DynamicTimeSeriesCollection.getX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SeriesCollection.getRowIndex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i.BasicProjectInfo.getOptionalLibrari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DefaultPolarItemRenderer.drawAngularGridLin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reaRendererEndType.readResolv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4.2105263157895" calcext:value-type="float">
            <text:p>84.2105263157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StackedXYAreaRenderer.getPreviousHeigh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7.8947368421053" calcext:value-type="float">
            <text:p>57.8947368421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SamplingXYLineRenderer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Line3DRenderer.drawShape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ervlet.ServletUtilities.searchReplac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4.7368421052632" calcext:value-type="float">
            <text:p>94.73684210526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needle.ArrowNeedle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needle.MiddlePinNeedle.drawNeed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4.7368421052632" calcext:value-type="float">
            <text:p>94.7368421052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anel.RegionSelectionHandler.mousePressed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anel.RegionSelectionHandler.mouseDragge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anel.RegionSelectionHandler.mouseRelease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anel.PanHandler.mousePressed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FastScatterPlot.getDataRang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LabelLinkStyle.readResolv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4.2105263157895" calcext:value-type="float">
            <text:p>84.2105263157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ValueMarker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clon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lookupSectionOutlineStrok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4.2105263157895" calcext:value-type="float">
            <text:p>84.2105263157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DomainAxi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RangeAxi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XYPlot.drawHorizontalLin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8.421052631579" calcext:value-type="float">
            <text:p>68.42105263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drawVerticalLin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8.421052631579" calcext:value-type="float">
            <text:p>68.42105263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zoomDomainAx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zoomRangeAx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DomainAxi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RangeAxi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zoomRangeAx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setBackgroundPaint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setOutlineStrok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Plot.setOutlinePaint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CategoryPlot.getCategorie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PolarPlot.setAx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HorizontalAlignment.readResolv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4.2105263157895" calcext:value-type="float">
            <text:p>84.2105263157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ctangleInsets.createInsetRectangl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8.421052631579" calcext:value-type="float">
            <text:p>68.42105263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ctangleInsets.createOutsetRectangl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8.421052631579" calcext:value-type="float">
            <text:p>68.42105263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erialUtilities.readStrok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8.421052631579" calcext:value-type="float">
            <text:p>68.42105263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ChartEntity.getRectCoord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4.2105263157895" calcext:value-type="float">
            <text:p>84.2105263157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XYAnnotationEntity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StandardPieSectionLabelGenerator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NumberTickUnit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Range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SimpleHistogramDataset.addObservatio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3.1578947368421" calcext:value-type="float">
            <text:p>63.1578947368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calculateStackTot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7.8947368421053" calcext:value-type="float">
            <text:p>57.8947368421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function.PowerFunction2D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function.LineFunction2D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function.NormalDistributionFunction2D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ml.PieDatasetHandler.startElemen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PeriodValues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removeAgedItem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TableModel.setValueAt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Week.findSeparato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6.3157894736842" calcext:value-type="float">
            <text:p>26.31578947368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DynamicTimeSeriesCollection.translateGe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4.7368421052632" calcext:value-type="float">
            <text:p>94.7368421052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Month.findSeparato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6.3157894736842" calcext:value-type="float">
            <text:p>26.31578947368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Minute.parseMinut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8.421052631579" calcext:value-type="float">
            <text:p>68.42105263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ohlc.OHLCSeriesCollection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Series.ge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8.421052631579" calcext:value-type="float">
            <text:p>68.42105263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Series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XYSeriesCollection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CategoryTableXYDataset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WindDataItem.compareTo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getToolTipTe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4.4444444444444" calcext:value-type="float">
            <text:p>9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ChartFactory.createXYBarChar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MinMaxCategoryRenderer$2.paintIc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initialis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1.1111111111111" calcext:value-type="float">
            <text:p>61.111111111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FastScatterPlot.panDomainAxe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4.4444444444444" calcext:value-type="float">
            <text:p>9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FastScatterPlot.panRangeAxe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4.4444444444444" calcext:value-type="float">
            <text:p>9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getMaximumExplodePercen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LabelDistributor.adjustUpward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2.2222222222222" calcext:value-type="float">
            <text:p>7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clearSelectio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2.2222222222222" calcext:value-type="float">
            <text:p>7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drawDomainMarker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drawRangeMarker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clearSelectio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2.2222222222222" calcext:value-type="float">
            <text:p>7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arker.&lt;init&gt;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StrokeList.writeObjec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1.1111111111111" calcext:value-type="float">
            <text:p>61.111111111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PaintList.hashCod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4.4444444444444" calcext:value-type="float">
            <text:p>9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PaintList.writeObjec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1.1111111111111" calcext:value-type="float">
            <text:p>61.111111111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AbstractObjectList.se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4.4444444444444" calcext:value-type="float">
            <text:p>9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hapeList.writeObjec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1.1111111111111" calcext:value-type="float">
            <text:p>61.111111111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AbstractXYAnnotation.hashCod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2.2222222222222" calcext:value-type="float">
            <text:p>7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Axis.setAutoRangeMinimumSiz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rithmicAxis.adjustedLog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.getExceptionSegmentCoun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NumberAxisEditor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PlotEditor.actionPerformed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efaultKeyedValues.setValu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BoxAndWhiskerCalculator.calculateQ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BoxAndWhiskerCalculator.calculateQ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AbstractSeriesDataset.indexOf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ml.ItemHandler.endEleme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updateBoundsForRemovedItem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MovingAverage.createMovingAverag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ohlc.OHLCSeriesCollection.removeAllSeri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TableXYDataset.updateXPoint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TableXYDataset.removeSerie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TableXYDataset.canPrun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2.2222222222222" calcext:value-type="float">
            <text:p>7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getEntityForPoin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4.1176470588235" calcext:value-type="float">
            <text:p>94.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JFreeChart.readObjec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6.4705882352941" calcext:value-type="float">
            <text:p>76.4705882352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StackedBarRendere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GroupedStackedBarRendere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CategoryStepRendere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reaRendere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StackedAreaRenderer.adjustedStackValue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StackedAreaRendere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YIntervalRendere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ClusteredXYBarRendere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fillDomainGridBan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8.2352941176471" calcext:value-type="float">
            <text:p>88.2352941176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fillRangeGridBan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8.2352941176471" calcext:value-type="float">
            <text:p>88.2352941176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StepRendere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BubbleRendere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StackedXYBarRendere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SplineRendere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DeviationRendere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StackedXYAreaRenderer2.adjustedStackValue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StackedXYAreaRenderer2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ervlet.ServletUtilities.saveChartAsPNG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4.1176470588235" calcext:value-type="float">
            <text:p>94.1176470588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ervlet.ServletUtilities.saveChartAsJPEG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4.1176470588235" calcext:value-type="float">
            <text:p>94.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needle.MeterNeedle.defaultDispla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anel.CrosshairOverlay.clearDomainCrosshair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6.4705882352941" calcext:value-type="float">
            <text:p>76.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anel.CrosshairOverlay.clearRangeCrosshair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6.4705882352941" calcext:value-type="float">
            <text:p>76.4705882352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SpiderWebPlot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configureDomainAx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0.5882352941177" calcext:value-type="float">
            <text:p>70.5882352941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getDomainAxisLoca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8.8235294117647" calcext:value-type="float">
            <text:p>58.8235294117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RangeAx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configureRangeAx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0.5882352941177" calcext:value-type="float">
            <text:p>70.5882352941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getRangeAxisLoca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8.8235294117647" calcext:value-type="float">
            <text:p>58.8235294117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getDomainAxisForDatase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8.2352941176471" calcext:value-type="float">
            <text:p>88.2352941176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getRangeAxisForDatase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8.2352941176471" calcext:value-type="float">
            <text:p>88.2352941176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Plot.drawValueLabe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4.1176470588235" calcext:value-type="float">
            <text:p>94.1176470588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getDomainAxisLoca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8.8235294117647" calcext:value-type="float">
            <text:p>58.8235294117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configureDomainAx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0.5882352941177" calcext:value-type="float">
            <text:p>70.5882352941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getRangeAxisLoca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8.8235294117647" calcext:value-type="float">
            <text:p>58.8235294117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configureRangeAx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0.5882352941177" calcext:value-type="float">
            <text:p>70.5882352941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drawOutlin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hapeUtilities.createLineRegi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ObjectUtilities.convertNam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4.7058823529412" calcext:value-type="float">
            <text:p>64.70588235294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erialUtilities.writeStrok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8.2352941176471" calcext:value-type="float">
            <text:p>88.2352941176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ImageTitle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title.LegendTitle.createLegendItemBloc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2.3529411764706" calcext:value-type="float">
            <text:p>82.3529411764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LegendTitle.arrang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4.1176470588235" calcext:value-type="float">
            <text:p>94.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entity.ChartEntity.getPolyCoord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2.3529411764706" calcext:value-type="float">
            <text:p>82.3529411764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StandardEntityCollection.getEntit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0.5882352941177" calcext:value-type="float">
            <text:p>70.5882352941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CategoryLabelEntity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BoxAndWhiskerXYToolTipGenerator.createItemArra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CustomXYToolTipGenerator.getToolTipTe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4.1176470588235" calcext:value-type="float">
            <text:p>94.1176470588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CustomCategoryURLGenerator.getUR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4.1176470588235" calcext:value-type="float">
            <text:p>94.1176470588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CustomXYURLGenerator.getUR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4.1176470588235" calcext:value-type="float">
            <text:p>94.1176470588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Tick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SubCategoryAxis.draw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PeriodAxisLabelInfo.createInstanc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4.7058823529412" calcext:value-type="float">
            <text:p>64.70588235294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rithmicAxis.adjustedPow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2.9411764705882" calcext:value-type="float">
            <text:p>52.9411764705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zoomRan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8.2352941176471" calcext:value-type="float">
            <text:p>88.2352941176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.containsDomainRang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NumberAxisEditor.actionPerformed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ColorBlock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HistogramType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function.PolynomialFunction2D.get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8.8235294117647" calcext:value-type="float">
            <text:p>58.8235294117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erialDate.getNearestDayOfWeek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TimePeriodValues.createCop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6.4705882352941" calcext:value-type="float">
            <text:p>76.4705882352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Quarter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TimeSeries.getTimePeriodsUniqueToOtherSeri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0.5882352941177" calcext:value-type="float">
            <text:p>70.5882352941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addAndOrUpdat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0.5882352941177" calcext:value-type="float">
            <text:p>70.5882352941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DynamicTimeSeriesCollection.wrapOffse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8.2352941176471" calcext:value-type="float">
            <text:p>88.2352941176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.createCop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6.4705882352941" calcext:value-type="float">
            <text:p>76.4705882352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JFreeChart.setBackgroundPain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JFreeChart.setBackgroundImag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StandardChartTheme.applyToXYItemRender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i.FontChooserPanel.getSelectedStyl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WaferMapRenderer.getMinPaintValu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8.75" calcext:value-type="float">
            <text:p>68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WaferMapRenderer.getMaxPaintValu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8.75" calcext:value-type="float">
            <text:p>68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addAnnotatio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BarRenderer.findRangeBound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3.75" calcext:value-type="float">
            <text:p>93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addAnnotatio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AreaRenderer.&lt;init&gt;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setAxisRang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inSubrang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Render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setRender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Utilities.isEmptyOrNul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8.75" calcext:value-type="float">
            <text:p>68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hapeUtilities.isPointInRec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erialUtilities.readAttributedString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LegendGraphic.arrangeN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3.75" calcext:value-type="float">
            <text:p>93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StandardCategoryURLGenerator.hashCod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SymbolAxis.drawGridBand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PeriodAxis.createInstanc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Axis.setAutoRang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Fragment.hashCod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Range.expandToInclud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edObjects2D.removeColum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IntervalCategoryDataset.getStartValu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IntervalCategoryDataset.getEndValu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createCategoryDatase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isEmptyOrNul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6.25" calcext:value-type="float">
            <text:p>56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ml.CategorySeriesHandler.endElemen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Quarter.previou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Quarter.ne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Quarter.compareTo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Week.previou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1.25" calcext:value-type="float">
            <text:p>81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Week.compareTo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Month.previou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Month.ne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1.25" calcext:value-type="float">
            <text:p>81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Month.compareTo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FixedMillisecond.compareTo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8.75" calcext:value-type="float">
            <text:p>68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MovingAverage.createMovingAverag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ohlc.OHLCSeriesCollection.hashCo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6.25" calcext:value-type="float">
            <text:p>56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SeriesCollection.ad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egendItem.characterIteratorToString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egendItemCollection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jfree.chart.ChartPanel.setMouseWheelEnabled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RenderingInfo.clon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Transferable.getTransferDat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getItemPai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3.3333333333333" calcext:value-type="float">
            <text:p>5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getItemFillPai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AbstractRenderer.getItemOutlinePai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3.3333333333333" calcext:value-type="float">
            <text:p>5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getItemShap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3.3333333333333" calcext:value-type="float">
            <text:p>5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DefaultPolarItemRendere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RenderAttributes.&lt;init&gt;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createHotSpotBound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6.6666666666667" calcext:value-type="float">
            <text:p>8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SplineRenderer$ControlPoint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readObjec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SpiderWebPlot.getSeriesOutlinePai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3.3333333333333" calcext:value-type="float">
            <text:p>9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SpiderWebPlot.getSeriesOutlineStrok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3.3333333333333" calcext:value-type="float">
            <text:p>9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lookupSectionPai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3.3333333333333" calcext:value-type="float">
            <text:p>5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lookupSectionOutlinePai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3.3333333333333" calcext:value-type="float">
            <text:p>5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lookupSectionOutlineStrok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3.3333333333333" calcext:value-type="float">
            <text:p>5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Shape.readResolv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PieLabelDistributor.distributeLabe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WaferMapPlot.draw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WaferMapPlot.drawWaferEd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6.6666666666667" calcext:value-type="float">
            <text:p>8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XYPlot.zoomDomainAx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XYPlot.zoomDomainAx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getRect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6.6666666666667" calcext:value-type="float">
            <text:p>8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getRec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6.6666666666667" calcext:value-type="float">
            <text:p>8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CategoryPlot.zoomRangeAx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CategoryPlot.zoomRangeAx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XYPlot.zoomRangeAx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XYPlot.zoomRangeAx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olarPlot.setRender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ValueIndicator.fixToRang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AbstractDialLayer.equal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HorizontalAlignment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XYCoordinateType.readResolv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LengthAdjustmentType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LengthAdjustmentType.readResolv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UnitType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erialUtilities.writePaint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TableOrde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Rotation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GradientPaintTransformType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StandardGradientPaintTransforme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VerticalAlignment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VerticalAlignment.readResolv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HashUtilities.hashCodeForDoubleArra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3.3333333333333" calcext:value-type="float">
            <text:p>5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ctangleAncho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ctangleEdge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Laye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StandardEntityCollection.cl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StandardCategorySeriesLabelGenerato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AbstractPieItemLabelGenerator.clon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AbstractCategoryItemLabelGenerator.clon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HighLowItemLabelGenerator.clon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StandardXYSeriesLabelGenerato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CategoryLineAnnotation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TickMarkPosition.readResolv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LabelPosition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ymbolAxis.refreshTick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6.6666666666667" calcext:value-type="float">
            <text:p>8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NumberAxis.refreshTick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6.6666666666667" calcext:value-type="float">
            <text:p>8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PeriodAxis.autoAdjustRang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3.3333333333333" calcext:value-type="float">
            <text:p>9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PeriodAxis.cl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nchor.readResolv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ubCategoryAxis.getMaxDim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MarkerAxisBand.drawStringInRec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3.3333333333333" calcext:value-type="float">
            <text:p>9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TickType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TickUnit.compareTo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QuarterDateFormat.forma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rithmicAxis.zoomRan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6.6666666666667" calcext:value-type="float">
            <text:p>8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setMinimumD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3.3333333333333" calcext:value-type="float">
            <text:p>9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setMaximumD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3.3333333333333" calcext:value-type="float">
            <text:p>9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refreshTick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6.6666666666667" calcext:value-type="float">
            <text:p>8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xis.refreshTick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6.6666666666667" calcext:value-type="float">
            <text:p>8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xis.zoomRan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6.6666666666667" calcext:value-type="float">
            <text:p>8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Ancho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BlockAncho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vent.ChartChangeEventType.readResolv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LengthConstraintType.readResolv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omainOrder.readResolv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Range.expan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6.6666666666667" calcext:value-type="float">
            <text:p>8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ToGroupMap.getKeyCoun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edObjectComparatorType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edValueComparatorType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edObjects2D.getObjec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3.3333333333333" calcext:value-type="float">
            <text:p>9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edObjects.getIndex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RangeType.readResolv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StatisticalCategoryDataset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HistogramType.readResolv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IntervalCategoryDataset.setStartValu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IntervalCategoryDataset.setEndValu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Group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Series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ml.RootHandler.getCurrentHandl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3.3333333333333" calcext:value-type="float">
            <text:p>9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impleTimePeriod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Year.equal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Hour.previou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Hour.ne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Hour.compareTo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PeriodAncho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PeriodAnchor.readResolv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Minute.compareTo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jdbc.JDBCXYDataset.getSeriesKe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SeriesCollection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TableXYDataset.removeAllSeri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Collection.getDomainOrd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IntervalXYDataset.cl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XYDataset.cl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DefaultXYZDataset.cl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getScreenDataAre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JFreeChart.getLegen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applyToPeriodAxi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WaferMapRenderer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WaterfallBarRenderer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StepRenderer.drawLin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anel.RegionSelectionHandler.mouseClicke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setUnit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ThermometerPlot.setSubrangePain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SpiderWebPlot.setDatase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WaferMapPlot.setDatase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Datase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clearAnnotation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CategoryPlot.getDataRang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ombinedRangeCategoryPlot.getLegendItem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ombinedRangeXYPlot.getLegendItem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XYPlot.getDataRang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getRangeAxisIndex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2.8571428571429" calcext:value-type="float">
            <text:p>9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Datase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clearAnnotation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CategoryPlot.getLegendItem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ombinedDomainXYPlot.getDataRang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XYPlot.getLegendItem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olarPlot.setDatase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ultiplePiePlot.setDatase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lot.setDatase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lot.addSca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trokeList.readObjec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HexNumberFormat.forma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PaintList.readObjec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hapeUtilities.equal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ObjectUtilities.isJDK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AbstractObjectList.readObjec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ShapeList.readObjec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ArrayUtilities.clon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labels.MultipleXYSeriesLabelGenerator.clon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2.8571428571429" calcext:value-type="float">
            <text:p>9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NumberAxis.draw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PeriodAxis.drawTickMark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MarkerAxisBand.draw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xis.readPaintMap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ModuloAxis.setDisplayRan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draw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xis.draw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NumberAxisEditor.focusLos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AbstractBlock.trimToContentWidth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8.5714285714286" calcext:value-type="float">
            <text:p>7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AbstractBlock.trimToContentHeigh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8.5714285714286" calcext:value-type="float">
            <text:p>7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RectangleConstraint.toUnconstrainedWidt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ataUtilities.createNumberArra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ataUtilities.createNumberArray2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IntervalCategoryDataset.clon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findRangeBound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ml.CategorySeriesHandler.startElemen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erialDate.getPreviousDayOfWeek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erialDate.getFollowingDayOfWeek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PeriodValues.dele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TimeTableXYDataset.getDomainBound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Collection.removeAllSeri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pie.DefaultPieDataset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TableXYDataset.cl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VectorSeriesCollection.removeAllSeri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Collection.removeAllSeri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IntervalSeriesCollection.removeAllSeri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IntervalSeriesCollection.cl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YIntervalSeriesCollection.removeAllSeri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MatrixSeriesCollection.removeAllSeri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IntervalSeriesCollection.removeAllSeri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egendRenderingOrde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ChartPanel.setDomainZoomabl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setRangeZoomabl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ChartPanel.mouseClick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restoreAutoDomainBound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restoreAutoRangeBound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getListener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JFreeChart.setTit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JFreeChart.setTit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OutlierList.updateAveragedOutli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3.8461538461539" calcext:value-type="float">
            <text:p>53.8461538461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lookupLegendShap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reaRendererEndType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YIntervalRenderer.drawAdditionalItemLabe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CyclicXYItemRenderer$OverwriteDataSet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StandardXYItemRenderer.&lt;init&gt;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LabelLinkStyle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getSubrangePai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setDatase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setInteriorGap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Shape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LabelDistributor.toStri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WaferMapPlot.setRender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SeriesRenderingOrde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XYPlot.writeObje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Plot.drawArc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passPlot.setSeriesNeed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XYPlot.findSubplo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setInset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Orientation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PlotOrientation.readResol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4.6153846153846" calcext:value-type="float">
            <text:p>84.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ombinedDomainCategoryPlot.findSubplo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XYPlot.findSubplo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atasetRenderingOrde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dial.DialPlot.setBackgroun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lot.setCa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XYCoordinateType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ortOrde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AbstractObjectList.ge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Layer.readResol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CompositeTitle.draw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Title.&lt;init&gt;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BubbleXYItemLabelGenerator.generateLabelStri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ItemLabelAncho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TimeSeriesURLGenerator.&lt;init&gt;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CustomPieURLGenerator.getUR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TickMarkPosition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yclicNumberAxis.calculateAnchorPo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TickUnitType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Location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LabelWidthType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ncho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MarkerAxisBand.getHeigh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xis.equalPaintMap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$Segment.intersec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.setLabelInset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ModuloAxis.getDisplayLengt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CategoryLabelPositions.&lt;init&gt;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TickType.readResol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Axis.zoomRan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createStandardDateTickUnit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vent.ChartChangeEventType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RectangleConstraint.toUnconstrainedHeigh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LengthConstraintType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omainOrder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omparableObjectSeries.setMaximumItemCoun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efaultKeyedValues.rebuildInde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RangeType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HistogramDataset.cl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CategoryToPieDataset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SlidingCategoryDataset.getColumnInde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SeriesChangeType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econd.previou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4.6153846153846" calcext:value-type="float">
            <text:p>84.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Second.ne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DataItem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Day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Millisecond.previou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Millisecond.ne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TableXYDataset.ad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Minute.previou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6.9230769230769" calcext:value-type="float">
            <text:p>76.9230769230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Minute.ne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6.9230769230769" calcext:value-type="float">
            <text:p>76.9230769230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ohlc.OHLCSeries.ad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pie.PieDatasetChangeType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SlidingGanttCategoryDataset.getColumnInde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IntervalXYDelegate.recalculateInterva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Collection.getSerie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DataItem.compareTo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XYDatasetTableModel.getValueA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doSaveA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JFreeChart.setSubtitle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JFreeChart.addSubtit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MouseWheelHandler.mouseWheelMove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Outlier.compareT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GrayPaintScale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arRenderer.calculateBarL0L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GradientXYBarPainter.paintBarShad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StandardXYBarPainter.paintBarShad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needle.WindNeedle.equals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needle.ShipNeedle.equals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needle.LineNeedle.drawNeed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needle.MiddlePinNeedle.equals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FastScatterPlot.readObjec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setDatase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SpiderWebPlot.setInteriorGap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getExplodePerce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setExplodePerce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CategoryPlot.ad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Plot.setDatase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Plot.getLegendItem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Plot.drawTick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passPlot.setLabelTyp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ompassPlot.setSeriesPai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ompassPlot.setSeriesOutlinePai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passPlot.setSeriesOutlineStrok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getDomainAxisForDatase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getRangeAxisForDatase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setBackgroundImageAlpha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createAndAddEntit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CategoryPlot.ad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XYPlot.ad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olarPlot.datasetChang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olarPlot.readObjec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StandardDialRange.draw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NumberCellRenderer.getTableCellRendererComponen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ctangleInsets.calculateTopOut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ctangleInsets.calculateBottomOut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ctangleInsets.calculateLeftOut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ctangleInsets.calculateRightOut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ObjectUtilities.deepClone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ObjectUtilities.getClassLoader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LogFormat.forma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ShapeAnnotation.hashCo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yclicNumberAxis.setRang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NumberAxis.setAutoRangeIncludesZer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NumberAxis.setAutoRangeStickyZer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NumberAxis.selectAutoTickUni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xis.setTickLabelFon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xis.setTickLabelPain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xis.getCategoryMidd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$Segment.calculateSegmentNumb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$Segment.contain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SegmentedTimeline$Segment.contain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$Segment.containe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Axis.setLabe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ModuloAxis.java2DTo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TickUnit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selectAutoTickUni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xis.selectAutoTickUni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Line.dra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Line.calculateDimension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text.TextBlock.calculateDimension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Utilities.drawRotatedStrin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NumberAxisEditor.toggleAutoRan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NumberAxisEditor.validateMinimu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NumberAxisEditor.validateMaximu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TitleEditor.setTitleProperti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FlowArrangement.arrangeF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FlowArrangement.arrangeR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ColumnArrangement.arrangeR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CenterArrangement.arrangeF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CenterArrangement.arrangeR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efaultKeyedValues2D.getValu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efaultKeyedValues2D.getRowInde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omparableObjectSeries.dele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Range.contain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ToGroupMap.getGroupInde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SlidingCategoryDataset.getColumnKey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WaferMapDataset.setValu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general.HeatMapUtilities.extractRowFromHeatMapDatase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general.HeatMapUtilities.extractColumnFromHeatMapDatase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createPieDatasetForRo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createPieDatasetForColum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findDomainBound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findRangeBound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ml.ValueHandler.endEleme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PeriodValues.recalculateBound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setMaximumItemCou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TableModel.getColumnClas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Hour.parseHou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DynamicTimeSeriesCollection.findDomainLimi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Collection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Collection.getSerie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SlidingGanttCategoryDataset.getColumnKey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HighLowDataset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olarChartPanel.actionPerformed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Utilities.writeChartAsPN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Utilities.saveChartAsPN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RendererState.getEntityCollectio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StackedBarRenderer3D.createHorizontalBlock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StandardBarPainter.paintBarShad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jfree.chart.renderer.category.GradientBarPainter.paintBarShad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createHotSpotBound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.9090909090909" calcext:value-type="float">
            <text:p>9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LineAndShapeRenderer.clo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ervlet.ServletUtilities.sendTempF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1.8181818181818" calcext:value-type="float">
            <text:p>81.8181818181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needle.PlumNeedle.drawNeed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needle.ShipNeedle.drawNeed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FastScatterPlot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FastScatterPlot.drawDomainGridlin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FastScatterPlot.drawRangeGridlin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FastScatterPlot.zoomDomainAxe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FastScatterPlot.zoomRangeAxe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SelectionAttributes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DomainAx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XYPlot.setDomainAxisLocatio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RangeAx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RangeAxisLocatio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getData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.9090909090909" calcext:value-type="float">
            <text:p>9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getRender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XYPlot.setRenderer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removeAnnotatio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setDomainAx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DomainAxisLocatio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RangeAx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RangeAxisLocatio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getData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getRender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.9090909090909" calcext:value-type="float">
            <text:p>9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Renderer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removeAnnotatio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drawNoDataMessag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olarPlot.refreshAngleTick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olarPlot.zoomRangeAxe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lot.getData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.9090909090909" calcext:value-type="float">
            <text:p>9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lot.getSc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.9090909090909" calcext:value-type="float">
            <text:p>9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trokeMap.readObje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ctangleInsets.calculateTopIn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.9090909090909" calcext:value-type="float">
            <text:p>9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ctangleInsets.calculateBottomIn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.9090909090909" calcext:value-type="float">
            <text:p>9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ctangleInsets.calculateLeftIn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RectangleInsets.calculateRightIn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.9090909090909" calcext:value-type="float">
            <text:p>9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PaintMap.readObje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LogFormat.forma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title.TextTitle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LegendItemBlockContainer.dra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ItemLabelPosition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nnotations.XYTextAnnota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LineAnnotation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CustomPieURLGenerator.clon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yclicNumberAxis.setAutoRangeMinimumSiz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MonthDateFormat.forma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Axis.setLowerBoun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Axis.setUpperBoun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Axis.setAutoTickUnitSelectio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rithmicAxis.makeTickLabe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setTimeZon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xis.hashCo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.9090909090909" calcext:value-type="float">
            <text:p>9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Line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Fragment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Utilities.drawRotatedStrin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Utilities.calculateRotatedStringBound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Utilities.calculateRotatedStringBound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TitleEditor.attemptPaintSelect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RectangleConstraint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block.FlowArrangement.arrangeR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FlowArrangement.arrangeR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ColumnArrangement.arrangeR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CenterArrangement.arrangeR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CenterArrangement.arrangeR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efaultKeyedValue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ToGroupMap.getGrou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.9090909090909" calcext:value-type="float">
            <text:p>9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SimpleHistogramDataset.addObservation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SimpleHistogramDataset.clearSelecti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SimpleHistogramBi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IntervalCategoryDataset.generateKey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WaferMapDataset.getChipValu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PeriodValue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getTimePeriod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dele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RegularTimePeriod.createInstanc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pie.DefaultPieDataset.clearSelec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SeriesCollection.remo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HighLowDataset.createNumberArr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Collection.removeSeri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IntervalSeriesCollection.removeSeri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YIntervalSeriesCollection.removeSeri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DatasetTableModel.getColumnNam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MatrixSeriesCollection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MatrixSeriesCollection.removeSeri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IntervalSeriesCollection.removeSeri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LegendRenderingOrder.readResol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createChartPrintJob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applyToBloc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Utilities.saveChartAsJPE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i.StrokeSample.paintComponen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DefaultPolarItemRenderer.getLegendIte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LookupPaintScale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LookupPaintScale.ad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BlockRenderer.setBlockAncho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ClusteredXYBarRenderer.findDomainBound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BarRenderer.clo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StepAreaRenderer.&lt;init&gt;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ervlet.ServletUtilities.registerChartForDelet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needle.PointerNeedle.equals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needle.PlumNeedle.equals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needle.PinNeedle.equals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anel.CrosshairOverlay.removeDomainCrosshai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anel.CrosshairOverlay.removeRangeCrosshai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setValueFo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setValuePai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setSubrangeInf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WaferMapPlot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SeriesRenderingOrder.readResol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Interval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Orienta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Plot.setTickLabelFo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Plot.setTickLabelPai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rosshai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drawBackgroundImag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clo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atasetRenderingOrder.readResol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rosshairState.updateCrosshair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rosshairState.updateCrosshair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Background.dra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trokeList.equals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hapeUtilities.equa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UnitType.readResol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ObjectUtilities.clone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TableOrder.readResol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ortOrder.readResol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otation.readResol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TextTitle.setTe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title.TextTitle.setFo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title.TextTitle.setPai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Title.setPosi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Title.setHorizontalAlignme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Title.setVerticalAlignme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AbstractXYItemLabelGenerator.&lt;init&gt;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AbstractPieItemLabelGenerator.&lt;init&gt;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AbstractCategoryItemLabelGenerator.&lt;init&gt;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DrawableAnnotation.dra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AbstractXYAnnotation.addEnti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TitleAnnotation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StandardXYURLGenerator.&lt;init&gt;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StandardXYURLGenerator.generateUR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StandardCategoryURLGenerator.&lt;init&gt;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StandardCategoryURLGenerator.generateUR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NumberAxis.setTickUnit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LabelWidthType.readResol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xis.getTickLabelFo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xis.getTickLabelPai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xis.writePaintMap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.setLabelFo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.setTickLabelFo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.setTickLabelInset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.setTickMarkStrok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ModuloAxis.mapValueToFixedRang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Space.shrink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AxisSpace.exp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Axis.setRange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rithmicAxis.setupNumberFmtObj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setRang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selectVerticalAutoTickUni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.getTimeFromLo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.equal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.getTim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xis.setTickUnit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xis.createTickLabe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Line.&lt;init&gt;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GridArrangement.arrangeF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GridArrangement.arrangeR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GridArrangement.arrangeR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GridArrangement.arrangeN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LineBorder.&lt;init&gt;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block.BorderArrangement.arrangeF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Range.shiftWithNoZeroCrossin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ToGroupMap.getGroup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ToGroupMap.clon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KeyedObjects.setObjec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Statistics.getLinearFit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SimpleHistogramDataset.addBi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SlidingCategoryDataset.setFirstCategoryInde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IntervalCategoryDataset.getSeriesKe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IntervalCategoryDataset.getCategoryCou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findDomainBound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general.DatasetUtilities.findRangeBound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Utilities.findRangeBound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DynamicTimeSeriesCollection$ValueSequence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Year.compareTo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Day.compareTo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Collection.getSeri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Collection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ohlc.OHLCSeriesCollection.removeSeri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pie.DefaultPieDataset.set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SeriesCollection.getSeri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SlidingGanttCategoryDataset.setFirstCategoryInde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IntervalXYDelegate.getIntervalWidt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HighLowDataset.setSelecte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VectorSeriesCollection.removeSeri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WindDataset.getItemCou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WindDataset.getSeriesKe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WindDataset.seriesNameListFromDataArr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JFreeChartInfo.getLog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removeOverla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ChartPanel.zoomInDomai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zoomInRang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zoomOutDomai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zoomOutRang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ChartPanel.addChartMouseListen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JFreeChart.getSubtit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JFreeChart.createBufferedImag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JFreeChart.addChangeListen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JFreeChart.removeChangeListen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StandardChartTheme.applyToPiePlo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applyToFastScatterPlo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ChartFactory.createMultiplePieChart3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Utilities.saveChartAsJPE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i.BasicProjectInfo$OptionalLibraryHolder.getLibrar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i.ExtensionFileFilter.accep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addChangeListen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removeChangeListen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DefaultPolarItemRenderer.drawRadialGridLine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addEnti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LevelRenderer.calculateSeriesWid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arRenderer.calculateSeriesWid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BlockRenderer.findDomainBound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BlockRenderer.findRangeBound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needle.WindNeedle.drawNeed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anel.AbstractOverlay.addChangeListen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anel.AbstractOverlay.removeChangeListen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ThermometerPlot.setSubrang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writeObje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QuadrantPai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getDomainAxisInde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getRangeAxisInde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CategoryPlot.clon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XYPlot.clon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XYPlot.clon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olarPlot.getDataRan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dial.DialPlot.getPointerForDatase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LogFormat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ShortTextTitle.arrangeR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ShortTextTitle.arrangeR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TextTitle.arrangeR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StandardEntityCollection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PolygonAnnotation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PolygonAnnotation.hashCo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DrawableAnnota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ImageAnnotation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DataImageAnnota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NumberAxis.selectHorizontalAutoTickUn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NumberAxis.selectVerticalAutoTickUn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CategoryAxis.getCategorySeriesMidd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xis.getCategorySeriesMidd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Tick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LabelPositions.replaceTopPosi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LabelPositions.replaceBottomPosi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CategoryLabelPositions.replaceLeftPosi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LabelPositions.replaceRightPosi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$SegmentRange.inIncludeSegment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$SegmentRange.inExcludeSegment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TickUnits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LogarithmicAxis.setupSmallLogFlag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xis.selectHorizontalAutoTickUn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xis.selectVerticalAutoTickUn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Line.calculateBaselineOffse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Block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Utilities.getTextBound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TitleEditor.&lt;init&gt;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TitleEditor.actionPerforme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AxisEditor.actionPerforme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AbstractBlock.toContentConstrai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efaultKeyedValues2D.removeRow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Range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ToGroupMap.clon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CategoryDataset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MultiValueCategoryDataset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category.DefaultCategoryDataset.increment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IntervalCategoryDataset.getValu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IntervalCategoryDataset.getStartValu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IntervalCategoryDataset.getEndValu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IntervalCategoryDataset.getRowKe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efaultValueDataset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ml.KeyHandler.character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ml.ValueHandler.character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ml.ItemHandler.startElemen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SerialDate.monthCodeToString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DynamicTimeSeriesCollection.getRangeBound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preadsheetDate.calcSeria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PeriodValuesCollection.getSeri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FixedMillisecond.equal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ohlc.OHLCSeriesCollection.getSeri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pie.DefaultPieDataset.get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SeriesCollection.getSeri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SeriesCollection.remov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SeriesCollection.getStartValu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SeriesCollection.getEndValu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SeriesCollection.getPercentComplet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SlidingGanttCategoryDataset.getPercentComple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SlidingGanttCategoryDataset.getEnd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SlidingGanttCategoryDataset.getStar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XYTaskDataset.getX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XYTaskDataset.getStartX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XYTaskDataset.getEndX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XYTaskDataset.getY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XYTaskDataset.getStartY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XYTaskDataset.getEndY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TableXYDataset.getSeri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TableXYDataset.prun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VectorSeriesCollection.getSeri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VectorSeriesCollection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Collection.removeSeri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Collection.getSeri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XYIntervalSeriesCollection.getSeri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IntervalSeriesCollection.removeSeri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IntervalSeriesCollection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OHLCDataItem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IntervalXYDataset.getSeriesKe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IntervalXYDataset.getItemCou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XYDataset.getSeriesKe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XYDataset.getItemCou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YIntervalSeriesCollection.getSeri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YIntervalSeriesCollection.removeSeri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YIntervalSeriesCollection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XYZDataset.getSeriesKe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XYZDataset.getItemCou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MatrixSeriesCollection.getSeri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MatrixSeriesCollection.removeSeri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IntervalSeriesCollection.getSeri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IntervalSeriesCollection.removeSeri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IntervalSeriesCollection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ChartPanel.getSelectionStat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JFreeChart.setBackgroundImageAlignme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JFreeChart.setBackgroundImageAlph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ufferedImageRenderingSource.getSelectionStat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getDrawingSuppli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applyToValueAxi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StandardChartTheme.applyToXYAnnota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Factory.setChartThem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Factory.createMultiplePieChar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Utilities.writeChartAsJPE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LookupPaintScale$PaintItem.compareT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TreatLegendShapeAsLi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RendererUtilities.findLiveItem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RenderAttributes.setDefaultPai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RenderAttributes.setDefaultStrok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RenderAttributes.setDefaultShap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RenderAttributes.setDefaultFillPai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RenderAttributes.setDefaultOutlinePai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RenderAttributes.setDefaultOutlineStrok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RenderAttributes.setDefaultLabelVisib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RenderAttributes.setDefaultLabelFo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RenderAttributes.setDefaultLabelPai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RenderAttributes.setDefaultCreateEntit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StackedBarRenderer.findRangeBound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arRenderer.setIncludeBaseInRang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IntervalBarRenderer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MinMaxCategoryRenderer.setDrawLin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oxAndWhiskerRenderer.setMean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arRenderer3D.drawOutlin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LineRenderer3D.drawOutlin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BlockRenderer.clo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BoxAndWhiskerRenderer.setBoxWidt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CandlestickRenderer.setCandleWidt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CandlestickRenderer.setAutoWidthMetho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CandlestickRenderer.setAutoWidthFac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CandlestickRenderer.setAutoWidthGap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CandlestickRenderer.setDrawVolum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CandlestickRenderer.setUseOutlinePa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ShapeRenderer.clo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BarRenderer.setUseYInterva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SamplingXYLineRenderer.clo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DifferenceRendere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DifferenceRenderer.isEitherSeriesDegenerat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DifferenceRenderer.areSeriesDisjoi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StandardXYItemRenderer.setBaseShapes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StandardXYItemRenderer.setPlotLin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StandardXYItemRenderer.setPlotImag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StandardXYItemRenderer.setPlotDiscontinuou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ErrorRenderer.setDrawXErr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ErrorRenderer.setDrawYErr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LineAndShapeRenderer.setDrawSeriesLineAsPat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needle.LineNeedle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needle.LongNeedle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FastScatterPlot.setDomainGridlines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FastScatterPlot.setRangeGridlines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initiali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getArcBound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SelectionAttributes.setDefaultPai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SelectionAttributes.setDefaultOutlinePai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SelectionAttributes.setDefaultOutlineStrok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SelectionAttributes.setDefaultLabelVisib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SelectionAttributes.setDefaultLabelFo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SelectionAttributes.setDefaultLabelPai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SelectionAttributes.setDefaultCreateEntit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DomainGridlines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DomainMinorGridlines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RangeGridlines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RangeMinorGridlines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getQuadrantPai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addAnnota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DomainCrosshair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DomainCrosshairLockedOnDat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RangeCrosshair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RangeCrosshairLockedOnDat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Plot.setTickLabels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getDomainAxisEd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DomainGridlines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setRangeGridlines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RangeMinorGridlines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DomainCrosshair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RangeCrosshair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RangeCrosshairLockedOnDat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addAnnota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Plot.setBackgroundAlph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setBackgroundImageAlignme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setForegroundAlph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olarPlot.setAngleLabels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PolarPlot.setAngleGridlines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olarPlot.setRadiusGridlines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olarPlot.getSeriesCou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StandardDialRange.setLowerBoun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StandardDialRange.setUpperBoun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lot.getValu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ctangleInsets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hapeUtilities.createTranslatedShap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DefaultShadowGene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ObjectUtilities.equa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ObjectUtilities.parseVersions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erialUtilities.readPoint2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erialUtilities.readImag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AbstractObjectList.clo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HashUtilities.hashCodeForPain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ctangleEdge.isTopOrBotto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ctangleEdge.isLeftOrRigh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LegendGraphic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PaintScaleLegend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ChartEntity.getShapeCoord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StandardXYItemLabelGenerator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StandardXYToolTipGenerator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BoxAndWhiskerXYToolTipGenerator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BoxAndWhiskerToolTipGenerator.createItemArra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BoxAndWhiskerToolTipGenerator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IntervalXYItemLabelGenerator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MultipleXYSeriesLabelGenerator.addSeriesLabe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CustomXYToolTipGenerator.clo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AbstractPieItemLabelGenerator.generateSectionLabe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labels.StandardCategoryItemLabelGenerator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StandardCategoryToolTipGenerator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labels.IntervalCategoryToolTipGenerator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TextAnnota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rls.StandardPieURLGenerato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coders.SunJPEGEncoderAdapter.encod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$DefaultTimeline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ymbolAxis.setGridBands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NumberAxis.clo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SegmentedTimeline$Segment.compareT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.set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.setTickLabels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.setMinorTickMarks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.setTickMarks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$SegmentRange.intersec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Axis.setVerticalTickLabel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Axis.setInvert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TickUnits.getLargerTickUni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TickUnits.getCeilingTickUni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setTimeli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clo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Line.getFirstTextFrag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Line.getLastTextFrag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NumberAxisEditor.setAxisProperti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TitleEditor.enableOrDisableControl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PlotEditor.getPlotInset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AbstractBlock.clo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RectangleConstraint.toRangeWidt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RectangleConstraint.toRangeHeigh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Range.combin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Range.shif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edObject.clo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efaultKeyedValues.getInde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XYDataset.getRangeLowerBou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XYDataset.getRangeUpperBou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MultiValueCategoryDataset.getRangeLowerBou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statistics.DefaultMultiValueCategoryDataset.getRangeUpperBou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MeanAndStandardDeviation.getMean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MeanAndStandardDeviation.getStandardDeviation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SlidingCategoryDataset.lastCategoryInde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SlidingCategoryDataset.g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SlidingCategoryDataset.clo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IntervalCategoryDataset.getSeriesCou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IntervalCategoryDataset.setSeriesKey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general.DefaultKeyedValueDataset.getKe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efaultKeyedValueDataset.get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Series.setNotif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ml.RootHandler.character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ml.CategoryDatasetHandler.endEleme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ml.PieDatasetHandler.endEleme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Quarter.parseQuart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minIgnoreNa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maxIgnoreNa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TableModel.isCellEditab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DynamicTimeSeriesCollection.getRangeLowerBou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DynamicTimeSeriesCollection.getRangeUpperBou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TableXYDataset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Collection.getRangeBound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SeriesCollection.getStartValu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SeriesCollection.getEndValu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SlidingGanttCategoryDataset.lastCategoryInde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SlidingGanttCategoryDataset.g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gantt.SlidingGanttCategoryDataset.getPercentComple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SlidingGanttCategoryDataset.getSubIntervalCou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SlidingGanttCategoryDataset.getStar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SlidingGanttCategoryDataset.getEnd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SlidingGanttCategoryDataset.clo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.minIgnoreNa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.maxIgnoreNa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IntervalXYDelegate.getDomainBound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DataItem.getY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BarDataset.clo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pr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removeChartMouseListen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updateU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JFreeChart.addProgressListen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JFreeChart.removeProgressListen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Utilities.writeChartAsPN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Utilities.saveChartAsPN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Utilities.writeChartAsJPE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Utilities.writeImageMa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imagemap.ImageMapUtilities.writeImageMa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BaseFillPaint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BaseOutlinePaint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AbstractRenderer.setBaseStrok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AbstractRenderer.setBaseOutlineStrok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BaseShap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BaseItemLabelPaint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BasePositiveItemLabelPosition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AbstractRenderer.setBaseNegativeItemLabelPosition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StackedBarRenderer3D.findRangeBounds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StackedXYBarRenderer.findRangeBounds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drawZeroDomainBaseli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drawZeroRangeBaseli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XYPlot.drawAnnotation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CategoryPlot.getSubplo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Plot.setMeterAng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Plot.clo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XYPlot.getSubplo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rendererChang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drawZeroRangeBaseli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drawAnnotation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getDrawingSuppli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addChangeListen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removeChangeListen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CategoryPlot.getSubplo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XYPlot.getSubplo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arker.addChangeListen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arker.removeChangeListen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AbstractDialLayer.addChangeListen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AbstractDialLayer.removeChangeListen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dial.StandardDialRange.setBound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lot.removeLay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lot.removePoint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erialUtilities.writePoint2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erialUtilities.writeIma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sourceBundleWrapper.getBund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PaintScaleLegend.axisChang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Title.addChangeListen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Title.removeChangeListen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StandardCrosshairLabelGenerator.&lt;init&gt;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AbstractCategoryItemLabelGenerator.&lt;init&gt;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AbstractCategoryItemLabelGenerator.generateLabelStrin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HighLowItemLabelGenerator.&lt;init&gt;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ShapeAnnota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AbstractAnnotation.addChangeListen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AbstractAnnotation.removeChangeListen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CustomCategoryURLGenerator.addURLSeri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rls.CustomXYURLGenerator.addURLSeri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PeriodAxis.setTimeZo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xis.getCategoryMidd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$Segment.getSegmentNumberRelativeToGrou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.addChangeListen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.removeChangeListen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Axis.resizeRan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rithmicAxis.switchedLog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setRang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setRang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Block.getLastLi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BlockBorder.&lt;init&gt;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statistics.DefaultBoxAndWhiskerXYDataset.setFaroutCoefficie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HistogramBi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SeriesChangeType.readResolv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efaultKeyedValueDataset.update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Series.addChangeListen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Series.removeChangeListen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AbstractDataset.addChangeListen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AbstractDataset.removeChangeListen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impleTimePeriod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erialDate.lastDayOfMonth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Year.&lt;init&gt;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Day.&lt;init&gt;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Quarter.&lt;init&gt;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Quarter.&lt;init&gt;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Hour.&lt;init&gt;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Week.&lt;init&gt;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Week.&lt;init&gt;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DynamicTimeSeriesCollection.getDomainBound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preadsheetDate.equal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Month.&lt;init&gt;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Month.&lt;init&gt;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Minute.&lt;init&gt;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pie.PieDatasetChangeType.readResolv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TableXYDataset.addSeries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TableXYDataset.getDomainBound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DataItem.hashCod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XYBarDataset.getStart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BarDataset.getEnd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CategoryTableXYDataset.getDomainBound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setDefaultDirectoryForSaveA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ChartPanel.zoomInBot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ChartPanel.zoomOutBot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readObjec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JFreeChart.clearSubtitle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JFreeChart.setTextAntiAlia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Frame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ChartRenderingInfo.clea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applyToCategoryAxi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applyToAbstractRender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i.Library.hashCod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getItemLabelFo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getItemLabelPai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getSeriesPositiveItemLabelPosi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getSeriesNegativeItemLabelPosi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lookupLegendTextFo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lookupLegendTextPai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RenderAttributes.lookupSeriesPai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RenderAttributes.lookupSeriesStrok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RenderAttributes.lookupSeriesSha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RenderAttributes.lookupSeriesFillPai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RenderAttributes.lookupSeriesOutlinePai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RenderAttributes.lookupSeriesOutlineStrok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RenderAttributes.lookupSeriesLabelVisi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RenderAttributes.lookupSeriesLabelFo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RenderAttributes.lookupSeriesLabelPai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RenderAttributes.lookupSeriesCreateEnti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getItemLabelGenerat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getToolTipGenerat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getURLGenerat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StackedBarRenderer3D.createVerticalBlock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LineAndShapeRenderer.setItemMargi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ScatterRenderer.setItemMargi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StandardBarPainter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CategoryItemRendererState.getVisibleSeriesCou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CategoryItemRendererState.getVisibleSeriesArra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BoxAndWhiskerRenderer.lookupBoxPa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getItemLabelGenerat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getToolTipGenerat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getURLGenerat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StepRenderer.setStepPoint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BubbleRenderer.&lt;init&gt;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StandardXYBarPainter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DeviationRenderer.setAlpha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ervlet.ChartDeleter.valueUnboun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ervlet.ServletUtilities.createTempDi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anel.ZoomHandler.mousePresse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anel.PanHandler.mouseReleas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setValueLocatio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setAxisLocatio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SpiderWebPlot.readObjec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getSectionPa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SelectionAttributes.lookupSectionPai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SelectionAttributes.lookupSectionOutlinePai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PieSelectionAttributes.lookupSectionOutlineStrok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SelectionAttributes.lookupSeriesLabelVisi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SelectionAttributes.lookupSeriesLabelFo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SelectionAttributes.lookupSeriesLabelPai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SelectionAttributes.lookupSeriesCreateEnti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mapDatasetToDomainAx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mapDatasetToRangeAx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XYPlot.datasetChange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Plot.setRang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Plot.readObjec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passPlot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passPlot.getCompassFo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rosshair.setLabelGen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rosshair.setLabelFo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rosshair.setLabelPa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rosshair.setLabelOutlinePa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rosshair.setLabelOutlineStrok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XYPlot.ad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mapDatasetToDomainAx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mapDatasetToRangeAx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zoom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cloneMarkerMap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olarPlot.clearCornerTextItem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olarPlot.zoom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arker.setAlpha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ultiplePiePlot.setPieChar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TextAnnota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StandardDialRange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lot.getScaleForDatas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trokeMap.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hapeUtilities.rotateShap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StringUtilities.startsWithIgnoreCa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tringUtilities.endsWithIgnoreCa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PaintMap.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tandardGradientPaintTransformer.hashCod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ImageTitle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ShortTextTitle.arrangeF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ShortTextTitle.draw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ChartEntity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CategoryItemEntity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SymbolicXYItemLabelGenerator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StandardCategorySeriesLabelGenerator.generateLabe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StandardXYSeriesLabelGenerator.generateLabe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nnotations.CategoryTextAnnota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coders.SunJPEGEncoderAdapter.setQuality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coders.SunPNGEncoderAdapter.encod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ompassFormat.getDirectionCo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xis.addCategoryLabelToolTip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$Segment.befor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$Segment.aft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$Segment.inIncludeSegment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ModuloAxis.resizeRan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TickUnit.hashCod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ValueAxis.setRangeWithMargin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Axis.resizeRange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QuarterDateFormat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rithmicAxis.switchedPow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setTickUni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getMinimumD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getMaximumD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Line.hashCod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Block.hashCod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editor.DefaultAxisEditor.getInstanc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AxisEditor.getTickLabelInse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AxisEditor.getLabelInse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editor.DefaultPlotEditor.attemptOrientationSelecti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ColorBlock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CenterArrangement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LabelBlock.setFo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LabelBlock.setPa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omparableObjectSeries.upd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omparableObjectSeries.clea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Range.sca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efaultKeyedValues.hashCod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edObjects2D.clo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KeyedObjects.clo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edObjects.hashCod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StatisticalCategoryDataset.getRangeLowerBoun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StatisticalCategoryDataset.getRangeUpperBoun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BoxAndWhiskerItem.getOutlier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SimpleHistogramDataset.getY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IntervalCategoryDataset.getColumnKey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IntervalCategoryDataset.getRowKey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efaultKeyedValueDataset.hashCod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WaferMapDataset.isMax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WaferMapDataset.isMin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Series.se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efaultValueDataset.hashCod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ml.KeyHandler.endEleme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erialDate.isLeapYea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erialDate.weekInMonthToStrin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Year.previou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Year.ne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TimeSeriesDataItem.compareT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clea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updateBoundsForAddedItem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Week.stringToWee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preadsheetDate.is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preadsheetDate.isBefor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preadsheetDate.isOnOrBefor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preadsheetDate.isAft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SpreadsheetDate.isOnOrAft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TableXYDataset.clea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SeriesCollection.removeAl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.updateBoundsForAddedItem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.clea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XYSeries.upd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IntervalXYDelegate.setIntervalPositionFactor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IntervalXYDelegate.getStart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IntervalXYDelegate.getEnd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TableXYDataset.getItemCou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Collec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XYDataset.removeSeri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XYZDataset.removeSeri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DatasetTableModel.getRowCou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DatasetTableModel.getColumnCou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MatrixSeriesCollection.hashCod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addOverla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ChartPanel.addMouseHandl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removeMouseHandl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ChartPanel.chartChang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doEditChartProperti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JFreeChart.addSubtit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demo.TimeSeriesChartDemo1.createChar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i.StrokeSample.getListCellRendererCompone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i.BasicProjectInfo.addLibrar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i.BasicProjectInfo.addOptionalLibrar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i.BasicProjectInfo.addOptionalLibrar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isSeriesVisi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isSeriesVisibleInLege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isSeriesItemLabels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getItemCreateEnti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DefaultPolarItemRenderer.getDrawingSuppli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DefaultPolarItemRenderer.isSeriesFill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WaferMapRenderer.getDrawingSuppli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GroupedStackedBarRenderer.findRangeBound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getDrawingSuppli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getRangeAxi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hitTes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LineAndShapeRenderer.getItemLine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LineAndShapeRenderer.getItemShape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LineAndShapeRenderer.getItemShapeFill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ScatterRenderer.getSeriesShapesFill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LayeredBarRenderer.getSeriesBarWid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StackedAreaRenderer.findRangeBound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AbstractXYItemRenderer.hitTes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AbstractXYItemRenderer.getDrawingSuppli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BarRenderer.findRangeBound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StackedXYBarRenderer.hashCod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CyclicXYItemRenderer$OverwriteDataSet.getX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CyclicXYItemRenderer$OverwriteDataSet.getY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StandardXYItemRenderer.getItemShapeFill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LineAndShapeRenderer.getItemLine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LineAndShapeRenderer.getItemShape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LineAndShapeRenderer.getItemShapeFill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anel.CrosshairOverlay.addDomainCrosshai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anel.CrosshairOverlay.addRangeCrosshai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setRangeAxi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AbstractPieLabelDistributor.addPieLabelReco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RingPlot.extendLi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getDomainAxisEd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getRangeAxisEd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annotationChanged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DomainCrosshairValu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RangeCrosshairValu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getSeriesCou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Plot.addInterva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getDomainAxisInde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getRangeAxisEd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annotationChanged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RangeCrosshairValu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getCategori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CategoryPlot.clon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olarPlot.addCornerTextItem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lot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lot.setDialFram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lot.addLay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lot.getLayerInde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lot.addPoint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lot.getPointerInde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lot.rectangleByRadiu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fineryUtilities.getCenterPoint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fineryUtilities.getMaximumWindowBound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trokeMap.getStrok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trokeMap.writeObject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hapeUtilities.createTranslatedShap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ApplicationFrame.windowClosin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PaintMap.getPa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PaintMap.writeObject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ObjectUtilities.hashCo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ObjectUtilities.loadAndInstanti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erialUtilities.isSerializabl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sourceBundleWrapper.getBund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PaintScaleLegend.setAxi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StandardEntityCollection.ad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SymbolicXYItemLabelGenerator.roun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CustomXYToolTipGenerator.getToolTipCou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nnotations.AbstractAnnotation.fireAnnotationChang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AbstractAnnotation.setNotif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CustomPieURLGenerator.getURLCou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CustomCategoryURLGenerator.getURLCou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CustomXYURLGenerator.getURLCou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NumberTickUnit.hashCod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StandardTickUnitSource.equal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PeriodAxis.setFirs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PeriodAxis.setLas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ubCategoryAxis.addSubCategor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xis.getCategoryLabelToolTip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xis.removeCategoryLabelToolTip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TickUnits.ad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.addExcep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Box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NumberAxisEditor.attemptGridStrokeSelec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NumberAxisEditor.attemptGridPaintSelec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TitleEditor.attemptFontSelec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ChartEditor.attemptModifyBackgroundPa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AxisEditor.attemptLabelFontSelec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editor.DefaultAxisEditor.attemptModifyLabelPa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AxisEditor.attemptTickLabelFontSelec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PlotEditor.attemptBackgroundPaintSelec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editor.DefaultPlotEditor.attemptOutlineStrokeSelec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PlotEditor.attemptOutlinePaintSelec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efaultKeyedValues2D.getColumnInde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edValueCompa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efaultKeyedValue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omparableObjectItem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omparableObjectItem.compareT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omparableObjectItem.hashCod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efaultKeyedValues.g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DefaultKeyedValues.remove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edObjects2D.getRowInde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edObjects2D.getColumnInde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edObjects2D.removeRow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edObjects.getObjec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KeyedObjects.getKe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edObjects.getKeys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edObjects.getObjec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edObjects.remove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edObjectCompa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StatisticalCategoryDataset.getMean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statistics.DefaultStatisticalCategoryDataset.getMean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StatisticalCategoryDataset.getStdDev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StatisticalCategoryDataset.getStdDev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CategoryDataset.getMean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CategoryDataset.getMean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statistics.DefaultBoxAndWhiskerCategoryDataset.getMedian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CategoryDataset.getMedian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CategoryDataset.getQ1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statistics.DefaultBoxAndWhiskerCategoryDataset.getQ1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CategoryDataset.getQ3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CategoryDataset.getQ3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CategoryDataset.getMinRegular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statistics.DefaultBoxAndWhiskerCategoryDataset.getMinRegular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CategoryDataset.getMaxRegular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CategoryDataset.getMaxRegular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CategoryDataset.getMinOutli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CategoryDataset.getMinOutli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CategoryDataset.getMaxOutli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CategoryDataset.getMaxOutli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CategoryDataset.getOutlier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CategoryDataset.getOutlier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XYDataset.getMean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XYDataset.getMedian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XYDataset.getQ1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XYDataset.getQ3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XYDataset.getMinRegular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XYDataset.getMaxRegular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XYDataset.getMinOutli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XYDataset.getMaxOutli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BoxAndWhiskerXYDataset.getOutlier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SlidingCategoryDataset.getColumnCou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WaferMapDataset.&lt;init&gt;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Series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general.Series.hashCod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Series.fireSeriesChang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function.NormalDistributionFunction2D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function.PolynomialFunction2D.equal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PeriodValue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econd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erialDate.monthCodeToQuarte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DataItem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PeriodValues.ad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getRawDataItem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getInde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upd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Hou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TableXYDataset.getDomainLowerBou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TableXYDataset.getDomainUpperBou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Collection.indexO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Collection.addSeri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Collection.removeSeri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Collection.getDomainLowerBou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Collection.getDomainUpperBou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PeriodValuesCollec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TimePeriodValuesCollection.addSeri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PeriodValuesCollection.removeSeri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PeriodValuesCollection.getDomainLowerBou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PeriodValuesCollection.getDomainUpperBou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FixedMillisecond.previou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FixedMillisecond.ne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Minute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ohlc.OHLCSeriesCollection.addSeri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pie.DefaultPieDataset.g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pie.DefaultPieDataset.clea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Series.ad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SeriesCollection.getColumnInde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SeriesCollection.getPercentComple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SeriesCollection.getSubIntervalCou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SlidingGanttCategoryDataset.getColumnCou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.addSubtask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event.DatasetChangeEvent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.setMaximumItemCou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AbstractXYDataset.getX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AbstractXYDataset.getY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IntervalXYDelegate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IntervalXYDelegate.getDomainLowerBou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IntervalXYDelegate.getDomainUpperBou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IntervalXYDelegate.datasetChang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TableXYDataset.seriesChang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HighLowDataset.getHigh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HighLowDataset.getLow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HighLowDataset.getOpen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HighLowDataset.getClose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HighLowDataset.getVolume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OHLCDataset.getHigh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OHLCDataset.getLow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OHLCDataset.getOpen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OHLCDataset.getClose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DefaultOHLCDataset.getVolume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VectorSeriesCollection.addSeri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VectorSeriesCollection.indexO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Collection.addSeri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Collection.indexO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Collection.setIntervalWidt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IntervalSeriesCollection.addSeri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OHLCDataItem.compareT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AbstractIntervalXYDataset.getStartX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AbstractIntervalXYDataset.getEndX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AbstractIntervalXYDataset.getStartY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AbstractIntervalXYDataset.getEndY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DataItem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YIntervalSeriesCollection.addSeri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AbstractXYZDataset.getZ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MatrixSeriesCollec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MatrixSeriesCollection.addSeri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IntervalSeriesCollection.addSeri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egendItem.setShap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egendItem.setFill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egendItem.set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egendItem.setOut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egendItem.setLin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egendItem.setFillPaintTransform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ChartPanel.setZoomFill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ChartPanel.isMouseWheelEnable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ChartPanel.setDisplayToolTip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ChartPanel.restoreAutoBound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JFreeChart.setRenderingHint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JFreeChart.setPadding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ufferedImageRenderingSource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ExtraLargeFo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LargeFo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RegularFo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SmallFo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Titl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Subtitl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ChartBackground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LegendBackground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LegendItem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StandardChartTheme.setPlotBackground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PlotOut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StandardChartTheme.setLabelLinkStyl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LabelLink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DomainGrid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RangeGrid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StandardChartTheme.setBase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Crosshair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AxisOffse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AxisLabel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TickLabel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ItemLabel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Shadow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BarPaint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XYBarPaint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Thermometer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Wall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ErrorIndicator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GridBand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StandardChartTheme.setGridBandAlternat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setDrawingSuppli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applyToBlockContain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tandardChartTheme.applyToPolarPlo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StandardChartTheme.applyToThermometerPlo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i.Licences.getInstanc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i.BasicProjectInfo$OptionalLibraryHolde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i.BasicProjectInfo$OptionalLibraryHolde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i.BasicProjectInfo$OptionalLibraryHolder.loadLibrary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i.FontDisplayField.fontToString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OutlierList.isOverlapped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BaseItemLabelFo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GroupedStackedBarRenderer.setSeriesToGroupMap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WaterfallBarRenderer.setFirstBar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WaterfallBarRenderer.setLastBar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WaterfallBarRenderer.setPositiveBar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WaterfallBarRenderer.setNegativeBar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setPlo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setLegendItemLabelGenerato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GanttRenderer.setComplet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GanttRenderer.setIncomplet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reaRenderer.setEndTyp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arRenderer.setMinimumBarLength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BarRenderer.setBarPaint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arRenderer.setShadow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MinMaxCategoryRenderer.setGroup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MinMaxCategoryRenderer.setGroup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MinMaxCategoryRenderer.setObjectIc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MinMaxCategoryRenderer.setMaxIc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MinMaxCategoryRenderer.setMinIc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oxAndWhiskerRenderer.setArtifact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arRenderer3D.setWall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LineRenderer3D.setWall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BlockRenderer.setBlockWidth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BlockRenderer.setBlockHeigh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BlockRenderer.setPaintScal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BoxAndWhiskerRenderer.setArtifact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AreaRenderer2.setLegendArea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CandlestickRenderer.setVolum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ShapeRenderer.setPaintScal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ShapeRenderer.setGuide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XYShapeRenderer.setGuideLine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setLegendItemLabelGenerato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BarRenderer.setLegendBa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BarRenderer.setBarPaint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AreaRenderer.setLegendArea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AreaRenderer.setGradientTransform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SplineRendere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SplineRenderer.setPrecis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Line3DRenderer.isLinePas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DifferenceRenderer.setPositiv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DifferenceRenderer.setNegativ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DifferenceRenderer.setLegendLin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DotRenderer.setDotWidth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DotRenderer.setDotHeigh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DotRenderer.setLegendShap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StandardXYItemRenderer.setGapThresholdTyp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StandardXYItemRenderer.setLegendLin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LineAndShapeRenderer.setLegendLin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needle.MeterNeedle.setOut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needle.MeterNeedle.setOutline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needle.MeterNeedle.setFill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needle.MeterNeedle.setHighlight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FastScatterPlot.setDomainAxi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FastScatterPlot.setRangeAxi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FastScatterPlot.set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FastScatterPlot.setDomainGridline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FastScatterPlot.setDomainGrid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FastScatterPlot.setRangeGridline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FastScatterPlot.setRangeGrid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setPadding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setThermometer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setThermometer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setValueForma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setMercury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ThermometerPlot.isValidNumb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SpiderWebPlot.setDataExtractOrd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SpiderWebPlot.setDirec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SpiderWebPlot.setAxis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SpiderWebPlot.setAxisLine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SpiderWebPlot.setBaseSeries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SpiderWebPlot.setBaseSeriesOut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SpiderWebPlot.setBaseSeriesOutline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SpiderWebPlot.setLegendItemShap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SpiderWebPlot.setLabelFo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SpiderWebPlot.setLabel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SpiderWebPlot.setLabelGenerato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RingPlot.setSeparator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RingPlot.setSeparator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setDirec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setBaseSection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setBaseSectionOut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setBaseSectionOutline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setLabelLinkStyl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setLabelLink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setLabelLink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setLabelFo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setLabel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setLabelPadding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PiePlot.setSimpleLabelOffse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setLabelDistributo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setLegendItemShap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setLegendLabelGenerato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AxisOffse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DatasetRenderingOrd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SeriesRenderingOrd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XYPlot.setDomainGridline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DomainMinorGridline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DomainGrid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DomainMinorGrid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RangeGridline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RangeGrid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XYPlot.setRangeMinorGridline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RangeMinorGrid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XYPlot.setDomainZeroBaseline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DomainZeroBase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RangeZeroBaseline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XYPlot.setRangeZeroBase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QuadrantOrigi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rendererChanged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DomainCrosshair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DomainCrosshair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RangeCrosshair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XYPlot.setRangeCrosshair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CategoryPlot.setOrientati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CategoryPlot.setFixedDomainAxisSpaceForSubplo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Plot.setDialShap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Plot.setTickSiz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Plot.setTick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Plot.setNeedl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MeterPlot.setTickLabelForma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Plot.setValueFo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eterPlot.setValu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passPlot.setLabelFo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passPlot.setRos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passPlot.setRoseCenter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passPlot.setRoseHighlight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passPlot.setRevolutionDistanc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XYPlot.setRender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XYPlot.setOrientati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XYPlot.setFixedDomainAxisSpaceForSubplo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Orienta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AxisOffse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DatasetRenderingOrd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ColumnRenderingOrd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RowRenderingOrd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DomainGridlinePosi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DomainGridline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DomainGrid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RangeZeroBaseline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RangeZeroBase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RangeGridline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setRangeGrid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RangeMinorGridline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RangeMinorGrid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DomainCrosshair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DomainCrosshair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RangeCrosshair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RangeCrosshair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Marker.setKey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setNoDataMessageFo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setNoDataMessag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getRootPlo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CategoryPlot.setFixedRangeAxisSpaceForSubplo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CategoryPlot.setOrientati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XYPlot.setOrientati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DomainXYPlot.setRender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ombinedDomainXYPlot.setFixedRangeAxisSpaceForSubplo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olarPlot.setAngleTickUni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olarPlot.setAngleLabelFo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olarPlot.setAngleLabel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arker.set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arker.set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Marker.setLabelFo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arker.setLabel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arker.setLabelAncho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arker.setLabelOffse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arker.setLabelOffsetTyp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arker.setLabelTextAncho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ultiplePiePlot.setDataExtractOrd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ultiplePiePlot.setAggregatedItemsKey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ultiplePiePlot.setAggregatedItems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MultiplePiePlot.setLegendItemShap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Background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dial.DialBackground.set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Background.setGradientPaintTransform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StandardDialFrame.setRadiu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dial.StandardDialFrame.setBackground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StandardDialFrame.setForeground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StandardDialFrame.set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StandardDialScale.setTickRadiu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StandardDialScale.setMajorTickIncreme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StandardDialScale.setMajorTickLength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StandardDialScale.setMajorTick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StandardDialScale.setMajorTick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StandardDialScale.setMinorTickCou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dial.StandardDialScale.setMinorTickLength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StandardDialScale.setMinorTick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dial.StandardDialScale.setMinorTick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StandardDialScale.setTickLabelFo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StandardDialScale.setTickLabel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StandardDialScale.setTickLabelFormatt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TextAnnotation.setLabel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TextAnnotation.setFo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TextAnnotation.set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TextAnnotation.setRadiu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TextAnnotation.setAncho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ointer$Pointer.setFill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ointer$Pointer.setOut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ValueIndicator.setFrameAncho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dial.DialValueIndicator.setTemplateValu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ValueIndicator.setNumberForma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dial.DialValueIndicator.setFo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ValueIndicator.set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ValueIndicator.setBackground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ValueIndicator.setOutline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ValueIndicator.setOut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ValueIndicator.setInset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ValueIndicator.setValueAncho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ValueIndicator.setTextAncho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Cap.setRadiu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Cap.setFill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Cap.setOut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Cap.setOutline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ArcDialFrame.setBackground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ArcDialFrame.setForeground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ArcDialFrame.set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ArcDialFrame.setInnerRadiu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ArcDialFrame.setOuterRadiu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StandardDialRange.set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ointer$Pin.set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dial.DialPointer$Pin.set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PaintUtilities.stringToColo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BooleanList.equal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ObjectUtilities.getResourc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ObjectUtilities.getResourceRelativ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LogFormat.setExponentForma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tandardGradientPaintTransforme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HashUtilities.hashCod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HashUtilities.hashCod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HashUtilities.hashCod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HashUtilities.hashCod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lativeDateFormat.setPositivePrefix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lativeDateFormat.setDayFormatt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lativeDateFormat.setDaySuffix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lativeDateFormat.setHourFormatt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lativeDateFormat.setHourSuffix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lativeDateFormat.setMinuteFormatt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lativeDateFormat.setMinuteSuffix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RelativeDateFormat.setSecondSuffix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RelativeDateFormat.setSecondFormatt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CompositeTitle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CompositeTitle.setTitleContain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ImageTitle.setImag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title.LegendGraphic.setFillPaintTransform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title.LegendGraphic.setShapeAncho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LegendGraphic.setShapeLoca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PaintScaleLegend.setScal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PaintScaleLegend.setAxisLoca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PaintScaleLegend.setStripOut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PaintScaleLegend.setStripOutline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PaintScaleLegend.setSubdivisionCou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TextTitle.setTextAlignme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LegendTitle.setSource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LegendTitle.setLegendItemGraphicEdg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LegendTitle.setLegendItemGraphicAncho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LegendTitle.setLegendItemGraphicPadding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LegendTitle.setItemFo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LegendTitle.setItem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LegendTitle.setItemLabelPadding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AxisEntity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ChartEntity.setArea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ChartEntity.getShapeTyp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CategoryItemEntity.setDatase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JFreeChartEntity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TitleEntity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PlotEntity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tity.AxisLabelEntity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labels.BubbleXYItemLabelGenerato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BubbleXYItemLabelGenerato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StandardCategorySeriesLabelGenerato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MultipleXYSeriesLabelGenerato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StandardXYZToolTipGenerato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StandardXYZToolTipGenerato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labels.StandardXYSeriesLabelGenerato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CategoryPointerAnnotation.setArrow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CategoryPointerAnnotation.setArrow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CategoryTextAnnotation.setCategory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CategoryTextAnnotation.setCategoryAncho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CategoryLineAnnotation.setCategory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CategoryLineAnnotation.setCategory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CategoryLineAnnotation.set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CategoryLineAnnotation.set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TextAnnotation.setTex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TextAnnotation.setFo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nnotations.TextAnnotation.set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TextAnnotation.setTextAncho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TextAnnotation.setTex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TextAnnotation.setFo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TextAnnotation.set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TextAnnotation.setTextAncho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TextAnnotation.setRotationAncho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TextAnnotation.setOut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TextAnnotation.setOutline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PointerAnnotation.setArrow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nnotations.XYPointerAnnotation.setArrow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rls.StandardCategoryURLGenerato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ncoders.ImageEncoderFactory.newInstanc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NumberTickUnit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NumberTickUnit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ymbolAxis.setGridBand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ymbolAxis.setGridBandAlternat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yclicNumberAxis.setAdvance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yclicNumberAxis.setAdvanceLine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NumberAxis.setRangeTyp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PeriodAxis.setAutoRangeTimePeriodClas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PeriodAxis.setMajorTickTimePeriodClas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PeriodAxis.setMinorTickTimePeriodClas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PeriodAxis.setMinorTickMark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PeriodAxis.setMinorTickMark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LabelWidthType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ubCategoryAxis.setSubLabelFo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ubCategoryAxis.setSubLabel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xis.setCategoryLabelPosition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$Segment.inExcludeSegmen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$Segment.inExceptionSegmen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.setLabel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.setAxisLine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.setAxisLineStrok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.setTickLabel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Axis.setTickMark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Axis.setUpArrow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Axis.setDownArrow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Axis.setLeftArrow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ValueAxis.setRightArrow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Axis.setDefaultAutoRang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ValueAxis.setLowerMargi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Axis.setUpperMargi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ValueAxis.setFixedAutoRang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ExtendedCategoryAxis.setSubLabelFo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ExtendedCategoryAxis.setSubLabelPa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setTickMarkPosi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isHiddenValu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SegmentedTimeline.firstMondayAfter19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SegmentedTimeline.addException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xis.setBas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xis.setSmallestValu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ext.TextBlock.setLineAlignme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BlockContainer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BlockContainer.setArrangeme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AbstractBlock.setMargi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AbstractBlock.setFram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AbstractBlock.setPadding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AbstractBlock.setBound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block.LabelBlock.setContentAlignmentPoi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KeyToGroupMap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HistogramDataset.setTyp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SimpleHistogramDataset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SimpleHistogramDataset.clearObservation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DefaultMultiValueCategoryDataset.getValue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category.SlidingCategoryDataset.setMaximumCategoryCou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IntervalCategoryDataset.getColumnIndex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atasetGroup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AbstractDataset.setGroup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function.PolynomialFunction2D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ml.KeyHandler.startEleme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ml.ValueHandler.startEleme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erialDate.getMonth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erialDate.relativeToStrin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Day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setMaximumItemAg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getDataItem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getValu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.findBoundsByIterati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TableModel.getColumnNam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TableXYDataset.setXPosi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Collection.setXPosi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Collection.removeSerie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TimePeriodValuesCollection.setXPosi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PeriodValuesCollection.removeSerie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ohlc.OHLCSeriesCollection.setXPosi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ohlc.OHLCSeriesCollection.removeSerie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jdbc.JDBCCategoryDataset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jdbc.JDBCPieDataset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SlidingGanttCategoryDataset.setMaximumCategoryCou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Task.setDescrip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XYTaskDataset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antt.XYTaskDataset.setSeriesWidth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.findBoundsByIterati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IntervalXYDelegate.setFixedIntervalWidth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JFreeChart.setNotif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i.FontChooserPanel.getSelectedSiz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Series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BaseSeries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SeriesVisibleInLegen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BaseSeriesVisibleInLegen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SeriesPa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clearSeriesPain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BasePa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SeriesFillPa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SeriesOutlinePa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SeriesStrok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clearSeriesStrok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SeriesOutlineStrok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SeriesShap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SeriesItemLabels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AbstractRenderer.setBaseItemLabelsVis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SeriesItemLabelFo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BaseItemLabelFo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SeriesItemLabelPa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SeriesPositiveItemLabelPosi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SeriesNegativeItemLabelPosi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SeriesCreateEntiti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AbstractRenderer.setBaseCreateEntiti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WaferMapRenderer.isMethodVal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setSeriesItemLabelGen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setBaseItemLabelGen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setSeriesToolTipGen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setBaseToolTipGen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setSeriesURLGen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AbstractCategoryItemRenderer.setBaseURLGen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category.BarRenderer.setDefaultBarPaint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HighLowRenderer.findRangeBound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StackedXYAreaRenderer.findRangeBound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ShapeRenderer.findDomainBound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ShapeRenderer.findRangeBound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setSeriesItemLabelGen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setBaseItemLabelGen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AbstractXYItemRenderer.setSeriesToolTipGen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setBaseToolTipGen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AbstractXYItemRenderer.setSeriesURLGen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AbstractXYItemRenderer.setBaseURLGen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BarRenderer.setDefaultBarPaint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BarRenderer.findDomainBound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ErrorRenderer.findDomainBound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ErrorRenderer.findRangeBound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ervlet.ServletUtilities.setTempFilePrefi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servlet.ServletUtilities.setTempOneTimeFilePrefi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setCircula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clearSectionPain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clearSectionOutlinePain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clearSectionOutlineStrok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.findSelectionStateForDatas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FixedDomainAxisSpac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setFixedRangeAxisSpac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XYPlot.findSelectionStateForDatas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ombinedRangeCategoryPlot.readObjec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DomainCrosshairRow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DomainCrosshairColumn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CrosshairDatasetInde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FixedDomainAxisSpac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setFixedRangeAxisSpac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plot.CategoryPlot.setAnchor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CategoryPlot.findSelectionStateForDatas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setDrawingSuppli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setNotif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olarPlot.removeCornerTextItem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ShapeUtilities.clo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ObjectUtilities.getResourceAsStream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util.ObjectUtilities.getResourceRelativeAsStream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util.HashUtilities.hashCod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title.Title.setNotif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NumberAxis.configur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NumberAxis.hashCod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PeriodAxis.configur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PeriodAxis.hashCod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CategoryAxis.hashCod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axis.DateTickUnit.not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configur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DateAxis.hashCod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axis.LogAxis.configur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DefaultChartEditor.actionPerform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editor.ChartEditorManager.setChartEditorFactor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statistics.SimpleHistogramDataset.setSelect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category.DefaultCategoryDataset.g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CategoryDataset.get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category.DefaultCategoryDataset.setSelect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DefaultHeatMapDataset.setZ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Day.previou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time.Day.ne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TableXYDataset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TimeSeriesCollection.setSelect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ohlc.OHLCItem.getOpen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ohlc.OHLCItem.getHigh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ohlc.OHLCItem.getLow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ohlc.OHLCItem.getClose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pie.DefaultPieDataset.setSelect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VectorDataItem.getVector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VectorDataItem.getVector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IntervalDataItem.getY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XIntervalDataItem.getXLow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IntervalDataItem.getXHigh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IntervalXYDelegate.setAutoWidt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SeriesCollection.setSelect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YIntervalDataItem.getY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YIntervalDataItem.getYLow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YIntervalDataItem.getYHigh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CategoryTableXYDataset.ad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CategoryTableXYDataset.rem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IntervalDataItem.getY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IntervalDataItem.getXLow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data.xy.XYIntervalDataItem.getXHigh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IntervalDataItem.getYLow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xy.XYIntervalDataItem.getYHigh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olarChartPanel.checkChar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Line3DRenderer.isItemPas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Line3DRenderer.isShadowPas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DeviationRenderer.isItemPas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jfree.chart.renderer.xy.DeviationRenderer.isLinePas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LineAndShapeRenderer.isLinePas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renderer.xy.XYLineAndShapeRenderer.isItemPas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lot.isSubplo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3D.isAngleAtFron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chart.plot.PiePlot3D.isAngleAtBack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general.Series.isEmpt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erialDate.isValidWeekdayCod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erialDate.isValidMonthCod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jfree.data.time.SerialDate.isValidWeekInMonthCod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'edgesubsume-Chart'.A1:'edgesubsume-Chart'.H104857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09-28T21:25:37.437474514</dc:date>
    <meta:editing-duration>PT1M30S</meta:editing-duration>
    <meta:editing-cycles>1</meta:editing-cycles>
    <meta:document-statistic meta:table-count="1" meta:cell-count="25760" meta:object-count="0"/>
    <meta:generator>LibreOffice/7.0.0.3$MacOSX_X86_64 LibreOffice_project/8061b3e9204bef6b321a21033174034a5e2ea88e</meta:generator>
  </office:meta>
</office:document-meta>
</file>